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82.24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18.76pt"/>
    </style:style>
    <style:style style:name="co7" style:family="table-column">
      <style:table-column-properties fo:break-before="auto" style:column-width="159.99pt"/>
    </style:style>
    <style:style style:name="co8" style:family="table-column">
      <style:table-column-properties fo:break-before="auto" style:column-width="190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5" style:family="table-cell" style:parent-style-name="Default"/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15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19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1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7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30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37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2.01pt solid #b218b2"/>
      <style:paragraph-properties fo:text-align="center" fo:margin-left="0pt"/>
      <style:text-properties fo:color="#c9211e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51" style:family="table-cell" style:parent-style-name="Default" style:data-style-name="N121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color="#c9211e"/>
    </style:style>
    <style:style style:name="ce54" style:family="table-cell" style:parent-style-name="Default" style:data-style-name="N121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6" style:family="table-cell" style:parent-style-name="Default" style:data-style-name="N0"/>
    <style:style style:name="ce62" style:family="table-cell" style:parent-style-name="Default">
      <style:table-cell-properties fo:border-bottom="none" fo:background-color="#b2b2b2" fo:border-left="none" fo:border-right="none" fo:border-top="0.74pt solid #000000"/>
      <style:text-properties fo:color="#5b277d" fo:font-weight="bold" style:font-weight-asian="bold" style:font-weight-complex="bold"/>
    </style:style>
    <style:style style:name="ce63" style:family="table-cell" style:parent-style-name="Default" style:data-style-name="N1">
      <style:text-properties fo:color="#c9211e"/>
    </style:style>
    <style:style style:name="ce59" style:family="table-cell" style:parent-style-name="Default" style:data-style-name="N0">
      <style:text-properties fo:color="#c9211e"/>
    </style:style>
    <style:style style:name="ce65" style:family="table-cell" style:parent-style-name="Default">
      <style:table-cell-properties fo:background-color="#b2b2b2"/>
      <style:text-properties fo:color="#5b277d" fo:font-weight="bold" style:font-weight-asian="bold" style:font-weight-complex="bold"/>
    </style:style>
    <style:style style:name="ce61" style:family="table-cell" style:parent-style-name="Default">
      <style:text-properties fo:color="#ce181e"/>
    </style:style>
    <style:style style:name="ce70" style:family="table-cell" style:parent-style-name="Default" style:data-style-name="N122">
      <style:text-properties fo:color="#ce181e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color="#f10d0c"/>
    </style:style>
    <style:style style:name="ce72" style:family="table-cell" style:parent-style-name="Default" style:data-style-name="N122">
      <style:text-properties fo:color="#000000"/>
    </style:style>
    <style:style style:name="ce68" style:family="table-cell" style:parent-style-name="Default">
      <style:text-properties fo:color="#000000"/>
    </style:style>
    <style:style style:name="ce74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76" style:family="table-cell" style:parent-style-name="Default" style:data-style-name="N122"/>
    <style:style style:name="ce77" style:family="table-cell" style:parent-style-name="Default" style:data-style-name="N1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2">
      <style:text-properties fo:font-size="8pt" style:font-size-asian="8pt" style:font-size-complex="8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8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1" style:family="table-cell" style:parent-style-name="Default">
      <style:text-properties fo:font-style="normal" style:font-style-asian="normal" style:font-style-complex="normal"/>
    </style:style>
    <style:style style:name="ce92" style:family="table-cell" style:parent-style-name="Default">
      <style:table-cell-properties fo:background-color="#ffd8ce"/>
      <style:text-properties style:use-window-font-color="true"/>
    </style:style>
    <style:style style:name="ce93" style:family="table-cell" style:parent-style-name="Default" style:data-style-name="N2"/>
    <style:style style:name="ce94" style:family="table-cell" style:parent-style-name="Default" style:data-style-name="N121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5.2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291.15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89pt" fo:padding-top="2.83pt" fo:padding-bottom="2.83pt" fo:padding-left="2.83pt" fo:padding-right="2.83pt" draw:shadow="hidden" draw:shadow-offset-x="2.83pt" draw:shadow-offset-y="2.83pt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Mangal" style:font-family-generic-complex="system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_Quality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_Quality'.C9">
          <table:error-message table:message-type="stop" table:display="true"/>
        </table:content-validation>
        <table:content-validation table:name="val3" table:condition="of:cell-content-is-in-list(&quot;60&quot;;&quot;64&quot;;&quot;72&quot;;&quot;75&quot;;&quot;80&quot;;&quot;85&quot;;&quot;90&quot;;&quot;110&quot;;&quot;120&quot;;&quot;160&quot;;&quot;180&quot;)" table:allow-empty-cell="true" table:display-list="unsorted" table:base-cell-address="'DCS-FA18C_Quality'.C10">
          <table:error-message table:message-type="stop" table:display="true"/>
        </table:content-validation>
        <table:content-validation table:name="val4" table:condition="of:cell-content-is-in-list(&quot;ON&quot;;&quot;OFF&quot;)" table:allow-empty-cell="true" table:display-list="unsorted" table:base-cell-address="'DCS-FA18C_Quality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_Quality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_Quality'.C13">
          <table:error-message table:message-type="stop" table:display="true"/>
        </table:content-validation>
        <table:content-validation table:name="val7" table:condition="of:cell-content-is-in-list(&quot;OFF&quot;;&quot;ON&quot;)" table:allow-empty-cell="true" table:display-list="unsorted" table:base-cell-address="'DCS-FA18C'.A1">
          <table:error-message table:message-type="stop" table:display="true"/>
        </table:content-validation>
        <table:content-validation table:name="val8" table:condition="of:cell-content-is-in-list(&quot;Large&quot;;&quot;Normal&quot;;&quot;Small&quot;)" table:allow-empty-cell="true" table:display-list="unsorted" table:base-cell-address="'DCS-FA18C'.A1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_Quality'.C16">
          <table:error-message table:message-type="stop" table:display="true"/>
        </table:content-validation>
        <table:content-validation table:name="val10" table:condition="of:cell-content-is-in-list(&quot;0.50&quot;;&quot;0.75&quot;;&quot;1.00&quot;;&quot;1.25&quot;;&quot;1.50&quot;;&quot;1.75&quot;;&quot;2.00&quot;)" table:allow-empty-cell="true" table:display-list="unsorted" table:base-cell-address="'DCS-FA18C'.A1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_Quality'.C28">
          <table:error-message table:message-type="stop" table:display="true"/>
        </table:content-validation>
        <table:content-validation table:name="val12" table:condition="of:cell-content-is-in-list(&quot;0.50&quot;;&quot;0.75&quot;;&quot;1.00&quot;;&quot;1.25&quot;;&quot;1.50&quot;;&quot;1.75&quot;;&quot;2.00&quot;)" table:allow-empty-cell="true" table:display-list="unsorted" table:base-cell-address="'DCS-FA18C'.C50">
          <table:error-message table:message-type="stop" table:display="true"/>
        </table:content-validation>
        <table:content-validation table:name="val13" table:condition="of:cell-content-is-in-list(&quot;i9-9900KS_SL_at_5.2GHz&quot;;&quot;i9-9900KF_SL_at_5.1GHz&quot;;&quot;i9-9900KF&quot;;&quot;i7-8700K&quot;;&quot;i7-7700&quot;;&quot;Ryzen 5 3600X&quot;;&quot;Ryzen 7 2700X&quot;;&quot;FX-8350&quot;)" table:allow-empty-cell="true" table:display-list="unsorted" table:base-cell-address="'DCS-FA18C_Quality'.C112">
          <table:error-message table:message-type="stop" table:display="true"/>
        </table:content-validation>
        <table:content-validation table:name="val14" table:condition="of:cell-content-is-in-list(&quot;&quot;;&quot;NV_TITAN_RTX&quot;;&quot;NV_RTX_2080_Ti_at_2115MHz&quot;;&quot;NV_RTX_2080_Super&quot;;&quot;NV_RTX_2070_Super&quot;;&quot;NV_RTX_2060_Super&quot;;&quot;NV_GTX_1080_Ti&quot;;&quot;NV_GTX_1080&quot;;&quot;AMD_Radeon_VII&quot;;&quot;AMD_Radeon_RX_5500_XT&quot;;&quot;AMD_Radeon_RX_5700_XT_A&quot;)" table:allow-empty-cell="true" table:display-list="unsorted" table:base-cell-address="'DCS-FA18C_Quality'.C92">
          <table:error-message table:message-type="stop" table:display="true"/>
        </table:content-validation>
        <table:content-validation table:name="val15" table:condition="of:cell-content-is-in-list(&quot;&quot;;&quot;3400&quot;;&quot;2800&quot;)" table:allow-empty-cell="true" table:display-list="unsorted" table:base-cell-address="'DCS-FA18C_Quality'.C140">
          <table:error-message table:message-type="stop" table:display="true"/>
        </table:content-validation>
        <table:content-validation table:name="val16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0">
          <table:error-message table:message-type="stop" table:display="true"/>
        </table:content-validation>
        <table:content-validation table:name="val17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5">
          <table:error-message table:message-type="stop" table:display="true"/>
        </table:content-validation>
      </table:content-validations>
      <table:table table:name="DCS-FA18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/>
          <table:table-cell table:style-name="ce1" office:value-type="string" calcext:value-type="string">
            <text:p>Numeric</text:p>
          </table:table-cell>
          <table:table-cell table:style-name="ce1" table:number-columns-repeated="49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30" table:content-validation-name="val1" office:value-type="string" calcext:value-type="string">
            <office:annotation draw:style-name="gr1" draw:text-style-name="P2" svg:width="200.15pt" svg:height="110.95pt" svg:x="627.17pt" svg:y="14pt" draw:caption-point-x="-42.77pt" draw:caption-point-y="-0.94pt">
              <dc:date>2020-02-04T00:00:00</dc:date>
              <text:p text:style-name="P1"><text:span text:style-name="T1">Regard as classes of headsets rather than specific models.</text:span></text:p>
              <text:p text:style-name="P1"><text:span text:style-name="T1"/></text:p>
              <text:p text:style-name="P1"><text:span text:style-name="T1">Pimax 8kX = Pimax Vision 8kX DSC Mode</text:span></text:p>
              <text:p text:style-name="P1"><text:span text:style-name="T1"/></text:p>
              <text:p text:style-name="P1"><text:span text:style-name="T1">Pimax 5kp = Pimax Vision 8kX Upscale Mode, Pimax Vision 8k+, Pimax 5k+, Pimax Artisan, etc</text:span></text:p>
            </office:annotation>
            <text:p>Pimax 5kp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2560" calcext:value-type="float">
            <text:p>2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1440" calcext:value-type="float">
            <text:p>14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4" svg:width="123.96pt" svg:height="61.68pt" svg:x="601.68pt" svg:y="8.67pt" draw:caption-point-x="-17.29pt" draw:caption-point-y="42.8pt">
              <dc:date>2019-11-29T00:00:00</dc:date>
              <text:p text:style-name="P3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3.091" calcext:value-type="float">
            <text:p>13.091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Backlight Brightness</text:p>
          </table:table-cell>
          <table:table-cell table:style-name="ce37" table:content-validation-name="val2" office:value-type="string" calcext:value-type="string">
            <office:annotation draw:style-name="gr2" draw:text-style-name="P4" svg:width="109.19pt" svg:height="61.68pt" svg:x="601.68pt" svg:y="64.01pt" draw:caption-point-x="-17.29pt" draw:caption-point-y="38.66pt">
              <dc:date>2020-02-04T00:00:00</dc:date>
              <text:p text:style-name="P3"><text:span text:style-name="T1">High typical, Low as required to accommodate eyestrain or darker night simulation.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Refresh Rate (Hz)</text:p>
          </table:table-cell>
          <table:table-cell table:style-name="ce42" table:content-validation-name="val3" office:value-type="float" office:value="90" calcext:value-type="float">
            <office:annotation draw:style-name="gr3" draw:text-style-name="P4" svg:width="168.46pt" svg:height="117.67pt" svg:x="601.68pt" svg:y="72.68pt" draw:caption-point-x="-17.29pt" draw:caption-point-y="42.8pt">
              <dc:date>2020-02-04T00:00:00</dc:date>
              <text:p text:style-name="P3"><text:span text:style-name="T1">Higher seems to reduce Smart Smoothing artifacts.</text:span></text:p>
              <text:p text:style-name="P3"><text:span text:style-name="T1"/></text:p>
              <text:p text:style-name="P3"><text:span text:style-name="T1">Prefer lower when object count may be high.</text:span></text:p>
              <text:p text:style-name="P3"><text:span text:style-name="T1"/></text:p>
              <text:p text:style-name="P3"><text:span text:style-name="T1">CPU constrained. Regardless of any resolution or quality settings, high object counts will force low refresh rate due to single-thread bottleneck.</text:span></text:p>
            </office:annotation>
            <text:p>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37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Fixed Foveated Rendering</text:p>
          </table:table-cell>
          <table:table-cell table:style-name="ce37" table:content-validation-name="val5" office:value-type="string" calcext:value-type="string">
            <office:annotation draw:style-name="gr4" draw:text-style-name="P4" svg:width="212.94pt" svg:height="140.06pt" svg:x="601.68pt" svg:y="98.28pt" draw:caption-point-x="-17.29pt" draw:caption-point-y="42.8pt">
              <dc:date>2019-12-03T00:00:00</dc:date>
              <text:p text:style-name="P3"><text:span text:style-name="T1">Prefer ‘conservative’ for instrument lighting. If required, ‘aggressive’ or ‘balanced’ may improve framerate.</text:span></text:p>
              <text:p text:style-name="P3"><text:span text:style-name="T1"/></text:p>
              <text:p text:style-name="P3"><text:span text:style-name="T1">Prefer ‘OFF’ for high-object count situations. Testing shows a direct trade of ~&lt;0.3x GPU frame latency for ~&gt;0.3x CPU frame latency in these cases.</text:span></text:p>
              <text:p text:style-name="P3"><text:span text:style-name="T1"/></text:p>
              <text:p text:style-name="P3"><text:span text:style-name="T1">‘</text:span><text:span text:style-name="T1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Parallel Projections</text:p>
          </table:table-cell>
          <table:table-cell table:style-name="ce30" table:content-validation-name="val6" office:value-type="string" calcext:value-type="string">
            <office:annotation draw:style-name="gr5" draw:text-style-name="P4" svg:width="265.86pt" svg:height="151.26pt" svg:x="601.68pt" svg:y="111.06pt" draw:caption-point-x="-17.29pt" draw:caption-point-y="42.8pt">
              <dc:date>2019-12-01T00:00:00</dc:date>
              <text:p text:style-name="P3"><text:span text:style-name="T1">Prefer ‘OFF’. Zoom, ‘ON’, costs performance. Monocular (one eye closed) zoom works in either case.</text:span></text:p>
              <text:p text:style-name="P3"><text:span text:style-name="T1"/></text:p>
              <text:p text:style-name="P3"><text:span text:style-name="T1">Pimax 8kX - 'Parallel Projections' are expected to be counterproductive. Visible range will already be much greater, and instrument readability will be more significantly helped by reduced physical pixel size.</text:span></text:p>
              <text:p text:style-name="P3"><text:span text:style-name="T1"/></text:p>
              <text:p text:style-name="P3"><text:span text:style-name="T1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2" draw:text-style-name="P4" svg:width="82.18pt" svg:height="61.68pt" svg:x="1271.2pt" svg:y="111.06pt" draw:caption-point-x="-17.29pt" draw:caption-point-y="42.8pt">
              <dc:date>2019-11-30T00:00:00</dc:date>
              <text:p text:style-name="P3"><text:span text:style-name="T1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37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37" table:content-validation-name="val8" office:value-type="string" calcext:value-type="string">
            <office:annotation draw:style-name="gr6" draw:text-style-name="P4" svg:width="82.18pt" svg:height="51pt" svg:x="601.68pt" svg:y="136.66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Hidden Area Mask</text:p>
          </table:table-cell>
          <table:table-cell table:style-name="ce37" table:content-validation-name="val9" office:value-type="string" calcext:value-type="string">
            <office:annotation draw:style-name="gr7" draw:text-style-name="P4" svg:width="161.8pt" svg:height="68.74pt" svg:x="601.68pt" svg:y="149.47pt" draw:caption-point-x="-17.29pt" draw:caption-point-y="42.8pt">
              <dc:date>2019-12-03T00:00:00</dc:date>
              <text:p text:style-name="P3"><text:span text:style-name="T1">Prefer ‘ON’ to reduce possiblity of artifacts.</text:span></text:p>
              <text:p text:style-name="P3"><text:span text:style-name="T1"/></text:p>
              <text:p text:style-name="P3"><text:span text:style-name="T1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Render Quality</text:p>
          </table:table-cell>
          <table:table-cell table:style-name="ce46" table:content-validation-name="val10" office:value-type="float" office:value="1.75" calcext:value-type="float">
            <office:annotation draw:style-name="gr8" draw:text-style-name="P2" svg:width="135.16pt" svg:height="128.86pt" svg:x="392.68pt" svg:y="162.26pt" draw:caption-point-x="191.71pt" draw:caption-point-y="42.8pt">
              <dc:date>2020-02-04T00:00:00</dc:date>
              <text:p text:style-name="P1"><text:span text:style-name="T1">Set ‘1.0’ for any headset (typically non-pimax) without driver supersampling!</text:span></text:p>
              <text:p text:style-name="P1"><text:span text:style-name="T1"/></text:p>
              <text:p text:style-name="P1"><text:span text:style-name="T1">Prefer &gt;1.25 if headset driver offers supersampling. Minimizes blur caused by postprocessing filters, and may improve multithreading (performance).</text:span></text:p>
            </office:annotation>
            <text:p>1.7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0]" office:value-type="float" office:value="2772" calcext:value-type="float">
            <office:annotation draw:style-name="gr4" draw:text-style-name="P2" svg:width="102.53pt" svg:height="140.06pt" svg:x="318.78pt" svg:y="187.85pt" draw:caption-point-x="265.61pt" draw:caption-point-y="55.62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2772</text:p>
          </table:table-cell>
          <table:table-cell office:value-type="string" calcext:value-type="string">
            <text:p>Add SR</text:p>
          </table:table-cell>
          <table:table-cell table:style-name="ce74" table:content-validation-name="val16" office:value-type="float" office:value="1.1" calcext:value-type="float">
            <office:annotation draw:style-name="gr2" draw:text-style-name="P4" svg:width="82.18pt" svg:height="61.68pt" svg:x="709.99pt" svg:y="200.66pt" draw:caption-point-x="-17.29pt" draw:caption-point-y="42.8pt">
              <dc:date>2019-11-30T00:00:00</dc:date>
              <text:p text:style-name="P3"><text:span text:style-name="T1">Setting this too high will also degrade VR application framerate.</text:span></text:p>
            </office:annotation>
            <text:p>1.10</text:p>
          </table:table-cell>
          <table:table-cell table:number-columns-repeated="59"/>
        </table:table-row>
        <table:table-row table:style-name="ro1">
          <table:table-cell table:style-name="ce15" table:formula="of:=[.C20]/[.O13]/[.C4]" office:value-type="float" office:value="1.925" calcext:value-type="float">
            <text:p>1.925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4" office:value-type="string" calcext:value-type="string">
            <office:annotation draw:style-name="gr6" draw:text-style-name="P4" svg:width="82.18pt" svg:height="51pt" svg:x="655.85pt" svg:y="213.48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14" table:formula="of:=ROUNDDOWN([.C4]*[.C17]*[.E20];0)" office:value-type="float" office:value="2772" calcext:value-type="float">
            <text:p>2772</text:p>
          </table:table-cell>
          <table:table-cell table:style-name="ce4" office:value-type="string" calcext:value-type="string">
            <text:p>Total SR</text:p>
          </table:table-cell>
          <table:table-cell table:style-name="ce15" table:formula="of:=[.C20]/[.O13]/[.C4]" office:value-type="float" office:value="1.925" calcext:value-type="float">
            <text:p>1.925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925" calcext:value-type="float">
            <text:p>1.925</text:p>
          </table:table-cell>
          <table:table-cell table:number-columns-repeated="55"/>
        </table:table-row>
        <table:table-row table:style-name="ro1">
          <table:table-cell table:style-name="ce19" table:formula="of:=ROUNDUP(([.C20]/[.C53])^2;3)" office:value-type="float" office:value="1.026" calcext:value-type="float">
            <text:p>1.026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4928x2772" calcext:value-type="string">
            <text:p>4928x2772</text:p>
          </table:table-cell>
          <table:table-cell table:style-name="ce4" office:value-type="string" calcext:value-type="string">
            <text:p>vAngular</text:p>
          </table:table-cell>
          <table:table-cell table:formula="of:=ROUND([.E21]/[.C6];5)" office:value-type="float" office:value="25.2" calcext:value-type="float">
            <text:p>25.2</text:p>
          </table:table-cell>
          <table:table-cell table:style-name="ce4" office:value-type="string" calcext:value-type="string">
            <text:p>Load</text:p>
          </table:table-cell>
          <table:table-cell table:style-name="ce19" table:formula="of:=ROUNDUP(([.C20]/[.C53])^2;3)" office:value-type="float" office:value="1.026" calcext:value-type="float">
            <office:annotation draw:style-name="gr9" draw:text-style-name="P4" svg:width="343.3pt" svg:height="116.87pt" svg:x="754.75pt" svg:y="136.69pt" draw:caption-point-x="371.14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1.026</text:p>
          </table:table-cell>
          <table:table-cell/>
          <table:table-cell table:formula="of:=[.C20]" office:value-type="float" office:value="2772" calcext:value-type="float">
            <text:p>2772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"/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/>
          <table:table-cell table:style-name="ce18"/>
          <table:table-cell table:style-name="ce4"/>
          <table:table-cell/>
          <table:table-cell table:style-name="ce4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5]" office:value-type="float" office:value="2772" calcext:value-type="float">
            <text:p>2772</text:p>
          </table:table-cell>
          <table:table-cell office:value-type="string" calcext:value-type="string">
            <text:p>Add SR</text:p>
          </table:table-cell>
          <table:table-cell table:style-name="ce74" table:content-validation-name="val17" office:value-type="float" office:value="1.1" calcext:value-type="float">
            <text:p>1.1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925" calcext:value-type="float">
            <text:p>1.9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1.925" calcext:value-type="float">
            <text:p>1.925</text:p>
          </table:table-cell>
          <table:table-cell table:number-columns-repeated="55"/>
        </table:table-row>
        <table:table-row table:style-name="ro1">
          <table:table-cell/>
          <table:table-cell table:style-name="ce3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Pixel Density</text:p>
          </table:table-cell>
          <table:table-cell table:style-name="ce51" table:content-validation-name="val11" office:value-type="float" office:value="1.2" calcext:value-type="float">
            <office:annotation draw:style-name="gr10" draw:text-style-name="P2" svg:width="113.1pt" svg:height="84.08pt" svg:x="323.01pt" svg:y="289.67pt" draw:caption-point-x="261.38pt" draw:caption-point-y="56.21pt">
              <dc:date>2020-02-04T00:00:00</dc:date>
              <text:p text:style-name="P1"><text:span text:style-name="T1">Prefer &lt;=‘1.25’. High values may incur single-thread bottlenecks.</text:span></text:p>
            </office:annotation>
            <text:p>1.2</text:p>
          </table:table-cell>
          <table:table-cell table:style-name="ce4" office:value-type="string" calcext:value-type="string">
            <office:annotation draw:style-name="gr6" draw:text-style-name="P4" svg:width="82.18pt" svg:height="51pt" svg:x="655.85pt" svg:y="303.08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14" table:formula="of:=ROUNDDOWN([.C4]*[.C17]*[.E25]*[.C28];0)" office:value-type="float" office:value="3326" calcext:value-type="float">
            <text:p>3326</text:p>
          </table:table-cell>
          <table:table-cell table:style-name="ce4" office:value-type="string" calcext:value-type="string">
            <text:p>Total SR</text:p>
          </table:table-cell>
          <table:table-cell table:style-name="ce15" table:formula="of:=[.E28]/[.C4]" office:value-type="float" office:value="2.30972222222222" calcext:value-type="float">
            <office:annotation draw:style-name="gr11" draw:text-style-name="P4" svg:width="71.63pt" svg:height="30.84pt" svg:x="816.49pt" svg:y="299.51pt" draw:caption-point-x="-15.48pt" draw:caption-point-y="46.37pt">
              <dc:date>2019-11-30T00:00:00</dc:date>
              <text:p text:style-name="P3"><text:span text:style-name="T1">Prefer ~1.5 for text clarity.</text:span></text:p>
            </office:annotation>
            <text:p>2.31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2.31" calcext:value-type="float">
            <text:p>2.310</text:p>
          </table:table-cell>
          <table:table-cell table:number-columns-repeated="55"/>
        </table:table-row>
        <table:table-row table:style-name="ro1">
          <table:table-cell table:style-name="ce15" table:formula="of:=[.E28]/[.C4]" office:value-type="float" office:value="2.30972222222222" calcext:value-type="float">
            <office:annotation draw:style-name="gr11" draw:text-style-name="P4" svg:width="71.63pt" svg:height="30.84pt" svg:x="112.03pt" svg:y="312.29pt" draw:caption-point-x="-15.48pt" draw:caption-point-y="46.37pt">
              <dc:date>2019-11-30T00:00:00</dc:date>
              <text:p text:style-name="P3"><text:span text:style-name="T1">Prefer ~1.5 for text clarity.</text:span></text:p>
            </office:annotation>
            <text:p>2.31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4" office:value-type="string" calcext:value-type="string">
            <text:p>Equivalent</text:p>
          </table:table-cell>
          <table:table-cell table:style-name="ce2" table:formula="of:=CONCATENATE(ROUNDDOWN([.G28]*[.C3];0);&quot;x&quot;;ROUNDDOWN([.G28]*[.C4];0))" office:value-type="string" office:string-value="5912x3326" calcext:value-type="string">
            <office:annotation draw:style-name="gr12" draw:text-style-name="P4" svg:width="507.6pt" svg:height="319.21pt" svg:x="248.63pt" svg:y="187.31pt" draw:caption-point-x="660.67pt" draw:caption-point-y="171.35pt">
              <dc:date>2019-11-29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Equivalent display panel resolution for relative comparisons ONLY.</text:span></text:p>
              <text:p text:style-name="P3"><text:span text:style-name="T1"/></text:p>
              <text:p text:style-name="P3"><text:span text:style-name="T1">Margin of error is &gt;+/-20% for vAngular, vFOV, or any derivative. Exaggerated vFOV marketing claims may be taken at face value, aggregated, or rounded.</text:span></text:p>
              <text:p text:style-name="P3"><text:span text:style-name="T1"/></text:p>
              <text:p text:style-name="P3"><text:span text:style-name="T1">Drastic differences in optics quality and pixel usage are also more significant.</text:span></text:p>
              <text:p text:style-name="P3"><text:span text:style-name="T1"/></text:p>
              <text:p text:style-name="P3"><text:span text:style-name="T1">No part of this list is intended as PASS/FAIL criteria.</text:span></text:p>
              <text:p text:style-name="P3"><text:span text:style-name="T1"/></text:p>
              <text:p text:style-name="P3"><text:span text:style-name="T1"/></text:p>
              <text:p text:style-name="P3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3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3"><text:span text:style-name="T1"/></text:p>
              <text:p text:style-name="P3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3"><text:span text:style-name="T1"/></text:p>
              <text:p text:style-name="P3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3"><text:span text:style-name="T1"/></text:p>
              <text:p text:style-name="P3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3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3"><text:span text:style-name="T1"/></text:p>
              <text:p text:style-name="P3"><text:span text:style-name="T1"/></text:p>
              <text:p text:style-name="P3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3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3"><text:span text:style-name="T1"/></text:p>
              <text:p text:style-name="P3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3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5912x3326</text:p>
          </table:table-cell>
          <table:table-cell table:style-name="ce4" office:value-type="string" calcext:value-type="string">
            <text:p>vAngular</text:p>
          </table:table-cell>
          <table:table-cell table:formula="of:=ROUND([.E28]/[.C6];5)" office:value-type="float" office:value="30.23636" calcext:value-type="float">
            <office:annotation draw:style-name="gr13" draw:text-style-name="P4" svg:width="216.54pt" svg:height="162.45pt" svg:x="784.12pt" svg:y="180.54pt" draw:caption-point-x="233.49pt" draw:caption-point-y="178.13pt">
              <dc:date>2019-11-30T00:00:00</dc:date>
              <text:p text:style-name="P3"><text:span text:style-name="T1">Values &gt;1.5x native will NOT be meaningfully better.</text:span></text:p>
              <text:p text:style-name="P3"><text:span text:style-name="T1"/></text:p>
              <text:p text:style-name="P3"><text:span text:style-name="T1">Margin of error &gt;+/-20%.</text:span></text:p>
              <text:p text:style-name="P3"><text:span text:style-name="T1"/></text:p>
              <text:p text:style-name="P3"><text:span text:style-name="T1">Highly nonlinear due to human vision thresholds and sampling error.</text:span></text:p>
              <text:p text:style-name="P3"><text:span text:style-name="T1"/></text:p>
              <text:p text:style-name="P3"><text:span text:style-name="T1">Optical artifacts may degrade useful resolution further.</text:span></text:p>
              <text:p text:style-name="P3"><text:span text:style-name="T1"/></text:p>
              <text:p text:style-name="P3"><text:span text:style-name="T1">Do NOT consider as PASS/FAIL except when evaluating super-resolution settings for the same hardware and software.</text:span></text:p>
            </office:annotation>
            <text:p>30.23636</text:p>
          </table:table-cell>
          <table:table-cell table:style-name="ce4" office:value-type="string" calcext:value-type="string">
            <text:p>Load</text:p>
          </table:table-cell>
          <table:table-cell table:style-name="ce19" table:formula="of:=ROUNDUP(((([.C25]*[.C28])/([.C58]*[.C61]))^2)*([.C10]/[.C43]);3)" office:value-type="float" office:value="1.231" calcext:value-type="float">
            <office:annotation draw:style-name="gr9" draw:text-style-name="P4" svg:width="343.3pt" svg:height="116.87pt" svg:x="754.75pt" svg:y="226.29pt" draw:caption-point-x="371.14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1.231</text:p>
          </table:table-cell>
          <table:table-cell/>
          <table:table-cell table:formula="of:=[.C25]*[.C28]" office:value-type="float" office:value="3326.4" calcext:value-type="float">
            <text:p>3326.4</text:p>
          </table:table-cell>
          <table:table-cell table:number-columns-repeated="49"/>
        </table:table-row>
        <table:table-row table:style-name="ro1">
          <table:table-cell table:style-name="ce21" table:formula="of:=ROUNDUP(((([.C25]*[.C28])/([.C58]*[.C61]))^2)*([.C10]/[.C43]);3)" office:value-type="float" office:value="1.231" calcext:value-type="float">
            <office:annotation draw:style-name="gr9" draw:text-style-name="P4" svg:width="343.3pt" svg:height="116.87pt" svg:x="0pt" svg:y="239.1pt" draw:caption-point-x="96.55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1.231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1" office:value-type="string" calcext:value-type="string">
            <text:p>Limits</text:p>
          </table:table-cell>
          <table:table-cell table:style-name="ce1" table:number-columns-repeated="63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30" table:content-validation-name="val1" office:value-type="string" calcext:value-type="string">
            <text:p>Pimax 8kX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Backlight Brightness</text:p>
          </table:table-cell>
          <table:table-cell table:style-name="ce37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37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Fixed Foveated Rendering</text:p>
          </table:table-cell>
          <table:table-cell table:style-name="ce37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Parallel Projections</text:p>
          </table:table-cell>
          <table:table-cell table:style-name="ce30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(IF([.C46]=&quot;OFF&quot;;1;1.25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37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37" table:content-validation-name="val8" office:value-type="string" calcext:value-type="string">
            <office:annotation draw:style-name="gr6" draw:text-style-name="P4" svg:width="82.18pt" svg:height="51pt" svg:x="601.68pt" svg:y="559.08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Hidden Area Mask</text:p>
          </table:table-cell>
          <table:table-cell table:style-name="ce37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Render Quality</text:p>
          </table:table-cell>
          <table:table-cell table:style-name="ce52" table:content-validation-name="val12" office:value-type="float" office:value="1.25" calcext:value-type="float"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Video &gt; Custom Resolution</text:p>
          </table:table-cell>
          <table:table-cell table:style-name="ce53" office:value-type="float" office:value="2737" calcext:value-type="float">
            <office:annotation draw:style-name="gr6" draw:text-style-name="P4" svg:width="82.18pt" svg:height="51pt" svg:x="601.68pt" svg:y="623.06pt" draw:caption-point-x="-17.29pt" draw:caption-point-y="42.8pt">
              <dc:date>2020-02-04T00:00:00</dc:date>
              <text:p text:style-name="P3"><text:span text:style-name="T1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0137037037037" calcext:value-type="float">
            <text:p>1.0137037037037</text:p>
          </table:table-cell>
          <table:table-cell table:number-columns-repeated="59"/>
        </table:table-row>
        <table:table-row table:style-name="ro1"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4" office:value-type="string" calcext:value-type="string">
            <text:p>v</text:p>
          </table:table-cell>
          <table:table-cell table:style-name="ce14" table:formula="of:=ROUNDDOWN([.C37]*[.C50]*[.E53];0)" office:value-type="float" office:value="2737" calcext:value-type="float">
            <text:p>2737</text:p>
          </table:table-cell>
          <table:table-cell table:style-name="ce4" office:value-type="string" calcext:value-type="string">
            <text:p>Total SR</text:p>
          </table:table-cell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3]" office:value-type="float" office:value="1.26712962962963" calcext:value-type="float">
            <text:p>1.26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4" office:value-type="string" calcext:value-type="string">
            <text:p>Equivalent</text:p>
          </table:table-cell>
          <table:table-cell table:style-name="ce18" table:formula="of:=CONCATENATE(ROUNDDOWN([.G54]*[.C36];0);&quot;x&quot;;ROUNDDOWN([.G54]*[.C37];0))" office:value-type="string" office:string-value="4865x2737" calcext:value-type="string">
            <text:p>4865x2737</text:p>
          </table:table-cell>
          <table:table-cell table:style-name="ce4" office:value-type="string" calcext:value-type="string">
            <text:p>vAngular</text:p>
          </table:table-cell>
          <table:table-cell table:formula="of:=ROUND([.E54]/[.C39];5)" office:value-type="float" office:value="24.88182" calcext:value-type="float">
            <text:p>24.88182</text:p>
          </table:table-cell>
          <table:table-cell table:style-name="ce4" office:value-type="string" calcext:value-type="string">
            <text:p>Load</text:p>
          </table:table-cell>
          <table:table-cell table:number-columns-repeated="2"/>
          <table:table-cell table:formula="of:=[.C53]" office:value-type="float" office:value="2737" calcext:value-type="float">
            <text:p>2737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"/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/>
          <table:table-cell table:style-name="ce18"/>
          <table:table-cell table:style-name="ce4"/>
          <table:table-cell/>
          <table:table-cell table:style-name="ce4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Applications &gt; [App] &gt; Custom Resolution</text:p>
          </table:table-cell>
          <table:table-cell table:style-name="ce53" office:value-type="float" office:value="2737" calcext:value-type="float">
            <office:annotation draw:style-name="gr6" draw:text-style-name="P4" svg:width="82.18pt" svg:height="51pt" svg:x="601.68pt" svg:y="687.06pt" draw:caption-point-x="-17.29pt" draw:caption-point-y="42.8pt">
              <dc:date>2020-02-04T00:00:00</dc:date>
              <text:p text:style-name="P3"><text:span text:style-name="T1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8]/([.C37]*[.C50]*[.O46])" office:value-type="float" office:value="1.0137037037037" calcext:value-type="float">
            <text:p>1.0137037037037</text:p>
          </table:table-cell>
          <table:table-cell office:value-type="string" calcext:value-type="string">
            <text:p>Sub SR</text:p>
          </table:table-cell>
          <table:table-cell table:formula="of:=[.C58]/[.O46]/[.C37]" office:value-type="float" office:value="1.26712962962963" calcext:value-type="float">
            <text:p>1.26712962962963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0]*[.E58]" office:value-type="float" office:value="1.26712962962963" calcext:value-type="float">
            <text:p>1.26712962962963</text:p>
          </table:table-cell>
          <table:table-cell table:number-columns-repeated="55"/>
        </table:table-row>
        <table:table-row table:style-name="ro1">
          <table:table-cell/>
          <table:table-cell table:style-name="ce3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Pixel Density</text:p>
          </table:table-cell>
          <table:table-cell table:style-name="ce54" table:content-validation-name="val11" office:value-type="float" office:value="1.2" calcext:value-type="float">
            <text:p>1.2</text:p>
          </table:table-cell>
          <table:table-cell table:style-name="ce4" office:value-type="string" calcext:value-type="string">
            <text:p>v</text:p>
          </table:table-cell>
          <table:table-cell table:style-name="ce14" table:formula="of:=ROUNDDOWN([.C37]*[.C50]*[.E58]*[.C61];0)" office:value-type="float" office:value="3284" calcext:value-type="float">
            <text:p>3284</text:p>
          </table:table-cell>
          <table:table-cell table:style-name="ce4" office:value-type="string" calcext:value-type="string">
            <text:p>Total SR</text:p>
          </table:table-cell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8]*[.C61]" office:value-type="float" office:value="1.52055555555556" calcext:value-type="float">
            <text:p>1.521</text:p>
          </table:table-cell>
          <table:table-cell table:number-columns-repeated="55"/>
        </table:table-row>
        <table:table-row table:style-name="ro1"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4" office:value-type="string" calcext:value-type="string">
            <text:p>Equivalent</text:p>
          </table:table-cell>
          <table:table-cell table:style-name="ce2" table:formula="of:=CONCATENATE(ROUNDDOWN([.G61]*[.C36];0);&quot;x&quot;;ROUNDDOWN([.G61]*[.C37];0))" office:value-type="string" office:string-value="5838x3284" calcext:value-type="string">
            <text:p>5838x3284</text:p>
          </table:table-cell>
          <table:table-cell table:style-name="ce4" office:value-type="string" calcext:value-type="string">
            <text:p>vAngular</text:p>
          </table:table-cell>
          <table:table-cell table:formula="of:=ROUND([.E61]/[.C39];5)" office:value-type="float" office:value="29.85455" calcext:value-type="float">
            <text:p>29.85455</text:p>
          </table:table-cell>
          <table:table-cell table:style-name="ce4" office:value-type="string" calcext:value-type="string">
            <text:p>Load</text:p>
          </table:table-cell>
          <table:table-cell table:number-columns-repeated="2"/>
          <table:table-cell table:formula="of:=[.C58]*[.C61]" office:value-type="float" office:value="3284.4" calcext:value-type="float">
            <text:p>3284.4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1" office:value-type="string" calcext:value-type="string">
            <office:annotation draw:style-name="gr14" draw:text-style-name="P4" svg:width="359.35pt" svg:height="296.82pt" svg:x="113.84pt" svg:y="853.46pt" draw:caption-point-x="-17.29pt" draw:caption-point-y="42.8pt">
              <dc:date>2020-02-04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Do NOT interpret linearly.</text:span></text:p>
              <text:p text:style-name="P3"><text:span text:style-name="T1"/></text:p>
              <text:p text:style-name="P3"><text:span text:style-name="T1">Read and understand formulas before drawing any conclusions.</text:span></text:p>
              <text:p text:style-name="P3"><text:span text:style-name="T1"/></text:p>
              <text:p text:style-name="P3"><text:span text:style-name="T1">-</text:span></text:p>
              <text:p text:style-name="P3"><text:span text:style-name="T1"/></text:p>
              <text:p text:style-name="P3"><text:span text:style-name="T1">Comparisons across vendors (NVIDIA, AMD, Intel), will be inaccurate by as much as +/-40%.</text:span></text:p>
              <text:p text:style-name="P3"><text:span text:style-name="T1"/></text:p>
              <text:p text:style-name="P3"><text:span text:style-name="T1">Comparisons across major design changes (AMD FX vs AMD Ryzen) will be inaccurate by as much as +100% -50% (+double -half). </text:span></text:p>
              <text:p text:style-name="P3"><text:span text:style-name="T1"/></text:p>
              <text:p text:style-name="P3"><text:span text:style-name="T1">GPU is the limiting factor for almost all applications. CPU and RAM predictions should generally be ignored unless the specific weaknesses are known to be relevant.</text:span></text:p>
              <text:p text:style-name="P3"><text:span text:style-name="T1"/></text:p>
              <text:p text:style-name="P3"><text:span text:style-name="T1">CPU/GPU utilization is never an indicator of frame dropping margins. FPSVR measured latencies are generally valid, though some noticeable timing spikes may not be detected.</text:span></text:p>
              <text:p text:style-name="P3"><text:span text:style-name="T1"/></text:p>
              <text:p text:style-name="P3"><text:span text:style-name="T1">Beware some loads are independent of resolution, imposing minimum requirements. CPU/GPU loads will not decrease consistently with resolution.</text:span></text:p>
              <text:p text:style-name="P3"><text:span text:style-name="T1"/></text:p>
              <text:p text:style-name="P3"><text:span text:style-name="T1">Penalty is NOT included in calculations!</text:span></text:p>
            </office:annotation>
            <text:p>Hardware</text:p>
          </table:table-cell>
          <table:table-cell table:style-name="ce1" table:number-columns-repeated="63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23" table:content-validation-name="val1" office:value-type="string" calcext:value-type="string">
            <text:p>Pimax 8kX</text:p>
          </table:table-cell>
          <table:table-cell table:number-columns-repeated="4"/>
          <table:table-cell table:style-name="ce2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2]=&quot;Pimax 8kX&quot;;3840;IF([.C72]=&quot;Pimax 5kp&quot;;2560;IF([.C72]=&quot;HP Reverb&quot;;2160;IF([.C72]=&quot;Valve Index&quot;;2880;IF([.C72]=&quot;HTC Vive Pro&quot;;1440;IF([.C7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2]=&quot;Pimax 8kX&quot;;2160;IF([.C72]=&quot;Pimax 5kp&quot;;1440;IF([.C72]=&quot;HP Reverb&quot;;2160;IF([.C72]=&quot;Valve Index&quot;;1600;IF([.C72]=&quot;HTC Vive Pro&quot;;1600;IF([.C7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2]=&quot;Pimax 8kX&quot;;170;IF([.C72]=&quot;Pimax 5kp&quot;;170;IF([.C72]=&quot;HP Reverb&quot;;110;IF([.C72]=&quot;Valve Index&quot;;130;IF([.C72]=&quot;HTC Vive Pro&quot;;110;IF([.C72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2]=&quot;Pimax 8kX&quot;;110;IF([.C72]=&quot;Pimax 5kp&quot;;110;IF([.C72]=&quot;HP Reverb&quot;;110;IF([.C72]=&quot;Valve Index&quot;;130;IF([.C72]=&quot;HTC Vive Pro&quot;;110;IF([.C7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2]=&quot;Pimax 8kX&quot;;ROUND([.C74]/[.C76];3);IF([.C72]=&quot;Pimax 5kp&quot;;ROUND([.C74]/[.C76];3);IF([.C72]=&quot;HP Reverb&quot;;ROUND([.C74]/[.C76];3);IF([.C72]=&quot;Valve Index&quot;;ROUND([.C74]/[.C76];3);IF([.C72]=&quot;HTC Vive Pro&quot;;ROUND([.C74]/[.C76];3);IF([.C72]=&quot;HTC Vive&quot;;ROUND([.C74]/[.C7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2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62" table:content-validation-name="val13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0]=&quot;i9-9900KF_SL_at_5.1GHz&quot;;&quot;Intel&quot;;IF([.C80]=&quot;i9-9900KS_SL_at_5.2GHz&quot;;&quot;Intel&quot;;IF([.C80]=&quot;i9-9900KF&quot;;&quot;Intel&quot;;IF([.C80]=&quot;i7-8700K&quot;;&quot;Intel&quot;;IF([.C80]=&quot;i7-7700&quot;;&quot;Intel&quot;;IF([.C80]=&quot;Ryzen 5 3600X&quot;;&quot;AMD&quot;;IF([.C80]=&quot;Ryzen 7 2700X&quot;;&quot;AMD&quot;;IF([.C80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82.18pt" svg:height="72.88pt" svg:x="113.84pt" svg:y="994.28pt" draw:caption-point-x="-17.29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MT</text:p>
          </table:table-cell>
          <table:table-cell/>
          <table:table-cell table:formula="of:=IF([.C80]=&quot;i9-9900KF_SL_at_5.1GHz&quot;;20369;IF([.C80]=&quot;i9-9900KS_SL_at_5.2GHz&quot;;21501;IF([.C80]=&quot;i9-9900KF&quot;;20369;IF([.C80]=&quot;i7-8700K&quot;;15933;IF([.C80]=&quot;i7-7700&quot;;10686;IF([.C80]=&quot;Ryzen 5 3600X&quot;;20520;IF([.C80]=&quot;Ryzen 7 2700X&quot;;16939;IF([.C80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91.08pt" svg:height="72.88pt" svg:x="113.84pt" svg:y="1007.06pt" draw:caption-point-x="-17.29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80]=&quot;i9-9900KF_SL_at_5.1GHz&quot;;2906;IF([.C80]=&quot;i9-9900KS_SL_at_5.2GHz&quot;;3011;IF([.C80]=&quot;i9-9900KF&quot;;2906;IF([.C80]=&quot;i7-8700K&quot;;2697;IF([.C80]=&quot;i7-7700&quot;;2342;IF([.C80]=&quot;Ryzen 5 3600X&quot;;2916;IF([.C80]=&quot;Ryzen 7 2700X&quot;;2183;IF([.C80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3]*([.C88]/[.C87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4]*[.C89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4" draw:text-style-name="P4" svg:width="82.18pt" svg:height="140.06pt" svg:x="113.84pt" svg:y="1045.47pt" draw:caption-point-x="-17.29pt" draw:caption-point-y="42.8pt">
              <dc:date>2020-01-05T00:00:00</dc:date>
              <text:p text:style-name="P3"><text:span text:style-name="T1">Logical Cores</text:span></text:p>
              <text:p text:style-name="P3"><text:span text:style-name="T1"/></text:p>
              <text:p text:style-name="P3"><text:span text:style-name="T1">Only especially specific weaknesses applicable to few applications under few processors will justify ignoring hyper-threading features.</text:span></text:p>
            </office:annotation>
            <text:p>Threads</text:p>
          </table:table-cell>
          <table:table-cell/>
          <table:table-cell table:formula="of:=IF([.C80]=&quot;i9-9900KF_SL_at_5.1GHz&quot;;16;IF([.C80]=&quot;i9-9900KS_SL_at_5.2GHz&quot;;16;IF([.C80]=&quot;i9-9900KF&quot;;16;IF([.C80]=&quot;i7-8700K&quot;;12;IF([.C80]=&quot;i7-7700&quot;;8;IF([.C80]=&quot;Ryzen 5 3600X&quot;;12;IF([.C80]=&quot;Ryzen 7 2700X&quot;;16;IF([.C80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82.18pt" svg:height="72.88pt" svg:x="113.84pt" svg:y="1058.26pt" draw:caption-point-x="-17.29pt" draw:caption-point-y="42.8pt">
              <dc:date>2020-01-05T00:00:00</dc:date>
              <text:p text:style-name="P3"><text:span text:style-name="T1">Maximum single-core frequency is used, due to core-count being more relevant to multi-threading.</text:span></text:p>
            </office:annotation>
            <text:p>Stock (MHz)</text:p>
          </table:table-cell>
          <table:table-cell/>
          <table:table-cell table:formula="of:=IF([.C80]=&quot;i9-9900KF_SL_at_5.1GHz&quot;;5000;IF([.C80]=&quot;i9-9900KS_SL_at_5.2GHz&quot;;5000;IF([.C80]=&quot;i9-9900KF&quot;;5000;IF([.C80]=&quot;i7-8700K&quot;;4700;IF([.C80]=&quot;i7-7700&quot;;4200;IF([.C80]=&quot;Ryzen 5 3600X&quot;;4400;IF([.C80]=&quot;Ryzen 7 2700X&quot;;4300;IF([.C80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" draw:text-style-name="P4" svg:width="82.18pt" svg:height="61.68pt" svg:x="113.84pt" svg:y="1071.07pt" draw:caption-point-x="-17.29pt" draw:caption-point-y="42.8pt">
              <dc:date>2020-01-05T00:00:00</dc:date>
              <text:p text:style-name="P3"><text:span text:style-name="T1">In practice, CPU overclocking may provide slightly nonlinear improvements.</text:span></text:p>
            </office:annotation>
            <text:p>OverClock (MHz)</text:p>
          </table:table-cell>
          <table:table-cell/>
          <table:table-cell table:formula="of:=IF([.C80]=&quot;i9-9900KF_SL_at_5.1GHz&quot;;5100;IF([.C80]=&quot;i9-9900KS_SL_at_5.2GHz&quot;;5200;IF([.C80]=&quot;i9-9900KF&quot;;5000;IF([.C80]=&quot;i7-8700K&quot;;4700;IF([.C80]=&quot;i7-7700&quot;;4200;IF([.C80]=&quot;Ryzen 5 3600X&quot;;4400;IF([.C80]=&quot;Ryzen 7 2700X&quot;;4300;IF([.C80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6" draw:text-style-name="P4" svg:width="82.18pt" svg:height="184.85pt" svg:x="113.84pt" svg:y="1083.86pt" draw:caption-point-x="-17.29pt" draw:caption-point-y="42.8pt">
              <dc:date>2020-01-05T00:00:00</dc:date>
              <text:p text:style-name="P3"><text:span text:style-name="T1">May be inaccurate and unfair.</text:span></text:p>
              <text:p text:style-name="P3"><text:span text:style-name="T1"/></text:p>
              <text:p text:style-name="P3"><text:span text:style-name="T1">Until proven otherwise.</text:span></text:p>
              <text:p text:style-name="P3"><text:span text:style-name="T1"/></text:p>
              <text:p text:style-name="P3"><text:span text:style-name="T1">At least ‘DCS World’ has shown performance losses not consistent with clock, benchmarks, patches, etc.</text:span></text:p>
            </office:annotation>
            <text:p>Penalty</text:p>
          </table:table-cell>
          <table:table-cell/>
          <table:table-cell table:style-name="ce59" table:formula="of:=IF([.C81]=&quot;Intel&quot;;1;IF([.C81]=&quot;AMD&quot;;0.8;IF([.C81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65" table:content-validation-name="val14" office:value-type="string" calcext:value-type="string">
            <office:annotation draw:style-name="gr5" draw:text-style-name="P4" svg:width="180.17pt" svg:height="151.26pt" svg:x="601.68pt" svg:y="1122.26pt" draw:caption-point-x="-17.29pt" draw:caption-point-y="42.8pt">
              <dc:date>2020-01-05T00:00:00</dc:date>
              <text:p text:style-name="P3"><text:span text:style-name="T1">Beware, cards with adequate air or water cooling cooling and power target settings are able to maintain boost clock continuously with typical applications.</text:span></text:p>
              <text:p text:style-name="P3"><text:span text:style-name="T1"/></text:p>
              <text:p text:style-name="P3"><text:span text:style-name="T1">Many, if not most, cards are not capable of this.</text:span></text:p>
              <text:p text:style-name="P3"><text:span text:style-name="T1"/></text:p>
              <text:p text:style-name="P3"><text:span text:style-name="T1">An example of a card with adequate cooling is the “EVGA GeForce RTX 2080 Ti Ftw3 Ultra”, “11G-P4-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2]=&quot;NV_RTX_2080_Ti_at_2115MHz&quot;;&quot;NVIDIA&quot;;IF([.C92]=&quot;NV_TITAN_RTX&quot;;&quot;NVIDIA&quot;;IF([.C92]=&quot;NV_RTX_2080_Super&quot;;&quot;NVIDIA&quot;;IF([.C92]=&quot;NV_RTX_2070_Super&quot;;&quot;NVIDIA&quot;;IF([.C92]=&quot;NV_RTX_2060_Super&quot;;&quot;NVIDIA&quot;;IF([.C92]=&quot;NV_GTX_1080_Ti&quot;;&quot;NVIDIA&quot;;IF([.C92]=&quot;NV_GTX_1080&quot;;&quot;NVIDIA&quot;;IF([.C92]=&quot;AMD_Radeon_VII&quot;;&quot;AMD&quot;;IF([.C92]=&quot;AMD_Radeon_RX_5500_XT&quot;;&quot;AMD&quot;;IF([.C92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2]=&quot;NV_RTX_2080_Ti_at_2115MHz&quot;;4352;IF([.C92]=&quot;NV_TITAN_RTX&quot;;4608;IF([.C92]=&quot;NV_RTX_2080_Super&quot;;3072;IF([.C92]=&quot;NV_RTX_2070_Super&quot;;2560;IF([.C92]=&quot;NV_RTX_2060_Super&quot;;2176;IF([.C92]=&quot;NV_GTX_1080_Ti&quot;;3584;IF([.C92]=&quot;NV_GTX_1080&quot;;2560;IF([.C92]=&quot;AMD_Radeon_VII&quot;;3840;IF([.C92]=&quot;AMD_Radeon_RX_5500_XT&quot;;1408;IF([.C92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2]=&quot;NV_RTX_2080_Ti_at_2115MHz&quot;;272;IF([.C92]=&quot;NV_TITAN_RTX&quot;;288;IF([.C92]=&quot;NV_RTX_2080_Super&quot;;192;IF([.C92]=&quot;NV_RTX_2070_Super&quot;;160;IF([.C92]=&quot;NV_RTX_2060_Super&quot;;136;IF([.C92]=&quot;NV_GTX_1080_Ti&quot;;224;IF([.C92]=&quot;NV_GTX_1080&quot;;160;IF([.C92]=&quot;AMD_Radeon_VII&quot;;240;IF([.C92]=&quot;AMD_Radeon_RX_5500_XT&quot;;88;IF([.C92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2]=&quot;NV_RTX_2080_Ti_at_2115MHz&quot;;88;IF([.C92]=&quot;NV_TITAN_RTX&quot;;96;IF([.C92]=&quot;NV_RTX_2080_Super&quot;;64;IF([.C92]=&quot;NV_RTX_2070_Super&quot;;64;IF([.C92]=&quot;NV_RTX_2060_Super&quot;;64;IF([.C92]=&quot;NV_GTX_1080_Ti&quot;;88;IF([.C92]=&quot;NV_GTX_1080&quot;;64;IF([.C92]=&quot;AMD_Radeon_VII&quot;;64;IF([.C92]=&quot;AMD_Radeon_RX_5500_XT&quot;;32;IF([.C92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2]=&quot;NV_RTX_2080_Ti_at_2115MHz&quot;;616;IF([.C92]=&quot;NV_TITAN_RTX&quot;;672;IF([.C92]=&quot;NV_RTX_2080_Super&quot;;496;IF([.C92]=&quot;NV_RTX_2070_Super&quot;;448;IF([.C92]=&quot;NV_RTX_2060_Super&quot;;448;IF([.C92]=&quot;NV_GTX_1080_Ti&quot;;484;IF([.C92]=&quot;NV_GTX_1080&quot;;352;IF([.C92]=&quot;AMD_Radeon_VII&quot;;1028;IF([.C92]=&quot;AMD_Radeon_RX_5500_XT&quot;;224;IF([.C92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2]=&quot;NV_RTX_2080_Ti_at_2115MHz&quot;;11;IF([.C92]=&quot;NV_TITAN_RTX&quot;;24;IF([.C92]=&quot;NV_RTX_2080_Super&quot;;8;IF([.C92]=&quot;NV_RTX_2070_Super&quot;;8;IF([.C92]=&quot;NV_RTX_2060_Super&quot;;8;IF([.C92]=&quot;NV_GTX_1080_Ti&quot;;11;IF([.C92]=&quot;NV_GTX_1080&quot;;8;IF([.C92]=&quot;AMD_Radeon_VII&quot;;16;IF([.C92]=&quot;AMD_Radeon_RX_5500_XT&quot;;8;IF([.C92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2]=&quot;NV_RTX_2080_Ti_at_2115MHz&quot;;136;IF([.C92]=&quot;NV_TITAN_RTX&quot;;170;IF([.C92]=&quot;NV_RTX_2080_Super&quot;;116;IF([.C92]=&quot;NV_RTX_2070_Super&quot;;113;IF([.C92]=&quot;NV_RTX_2060_Super&quot;;106;IF([.C92]=&quot;NV_GTX_1080_Ti&quot;;139;IF([.C92]=&quot;NV_GTX_1080&quot;;111;IF([.C92]=&quot;AMD_Radeon_VII&quot;;112;IF([.C92]=&quot;AMD_Radeon_RX_5500_XT&quot;;59;IF([.C92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2]=&quot;NV_RTX_2080_Ti_at_2115MHz&quot;;410;IF([.C92]=&quot;NV_TITAN_RTX&quot;;510;IF([.C92]=&quot;NV_RTX_2080_Super&quot;;348;IF([.C92]=&quot;NV_RTX_2070_Super&quot;;283;IF([.C92]=&quot;NV_RTX_2060_Super&quot;;224;IF([.C92]=&quot;NV_GTX_1080_Ti&quot;;354;IF([.C92]=&quot;NV_GTX_1080&quot;;277;IF([.C92]=&quot;AMD_Radeon_VII&quot;;420;IF([.C92]=&quot;AMD_Radeon_RX_5500_XT&quot;;162;IF([.C92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2]=&quot;NV_RTX_2080_Ti_at_2115MHz&quot;;13448;IF([.C92]=&quot;NV_TITAN_RTX&quot;;16312;IF([.C92]=&quot;NV_RTX_2080_Super&quot;;11150;IF([.C92]=&quot;NV_RTX_2070_Super&quot;;9060;IF([.C92]=&quot;NV_RTX_2060_Super&quot;;7180;IF([.C92]=&quot;NV_GTX_1080_Ti&quot;;11339;IF([.C92]=&quot;NV_GTX_1080&quot;;8873;IF([.C92]=&quot;AMD_Radeon_VII&quot;;13824;IF([.C92]=&quot;AMD_Radeon_RX_5500_XT&quot;;5196;IF([.C92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6" draw:text-style-name="P4" svg:width="82.18pt" svg:height="51pt" svg:x="113.84pt" svg:y="1250.28pt" draw:caption-point-x="-17.29pt" draw:caption-point-y="42.8pt">
              <dc:date>2020-01-05T00:00:00</dc:date>
              <text:p text:style-name="P3"><text:span text:style-name="T1">Always boost clock.</text:span></text:p>
            </office:annotation>
            <text:p>Stock (MHz)</text:p>
          </table:table-cell>
          <table:table-cell/>
          <table:table-cell table:formula="of:=IF([.C92]=&quot;NV_RTX_2080_Ti_at_2115MHz&quot;;1545;IF([.C92]=&quot;NV_TITAN_RTX&quot;;1770;IF([.C92]=&quot;NV_RTX_2080_Super&quot;;1815;IF([.C92]=&quot;NV_RTX_2070_Super&quot;;1770;IF([.C92]=&quot;NV_RTX_2060_Super&quot;;1650;IF([.C92]=&quot;NV_GTX_1080_Ti&quot;;1582;IF([.C92]=&quot;NV_GTX_1080&quot;;1733;IF([.C92]=&quot;AMD_Radeon_VII&quot;;1750;IF([.C92]=&quot;AMD_Radeon_RX_5500_XT&quot;;1845;IF([.C92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2]=&quot;NV_RTX_2080_Ti_at_2115MHz&quot;;1755;IF([.C92]=&quot;NV_TITAN_RTX&quot;;1770;IF([.C92]=&quot;NV_RTX_2080_Super&quot;;1845;IF([.C92]=&quot;NV_RTX_2070_Super&quot;;1815;IF([.C92]=&quot;NV_RTX_2060_Super&quot;;1650;IF([.C92]=&quot;NV_GTX_1080_Ti&quot;;1746;IF([.C92]=&quot;NV_GTX_1080&quot;;1860;IF([.C92]=&quot;AMD_Radeon_VII&quot;;1750;IF([.C92]=&quot;AMD_Radeon_RX_5500_XT&quot;;1845;IF([.C92]=&quot;AMD_Radeon_RX_5700_XT_A&quot;;1980))))))))))" office:value-type="float" office:value="1755" calcext:value-type="float">
            <text:p>1755</text:p>
          </table:table-cell>
          <table:table-cell table:style-name="ce70" table:formula="of:=[.C103]/[.C102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2]=&quot;NV_RTX_2080_Ti_at_2115MHz&quot;;2115;IF([.C92]=&quot;NV_TITAN_RTX&quot;;2030;IF([.C92]=&quot;NV_RTX_2080_Super&quot;;2040;IF([.C92]=&quot;NV_RTX_2070_Super&quot;;2070;IF([.C92]=&quot;NV_RTX_2060_Super&quot;;1650;IF([.C92]=&quot;NV_GTX_1080_Ti&quot;;2037;IF([.C92]=&quot;NV_GTX_1080&quot;;2130;IF([.C92]=&quot;AMD_Radeon_VII&quot;;1900;IF([.C92]=&quot;AMD_Radeon_RX_5500_XT&quot;;1845;IF([.C92]=&quot;AMD_Radeon_RX_5700_XT_A&quot;;2150))))))))))" office:value-type="float" office:value="2115" calcext:value-type="float">
            <text:p>2115</text:p>
          </table:table-cell>
          <table:table-cell table:style-name="ce70" table:formula="of:=[.C104]/[.C103]" office:value-type="float" office:value="1.20512820512821" calcext:value-type="float">
            <text:p>1.205</text:p>
          </table:table-cell>
          <table:table-cell table:style-name="ce70" table:formula="of:=[.C104]/[.C102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6" draw:text-style-name="P4" svg:width="82.18pt" svg:height="51pt" svg:x="113.84pt" svg:y="1288.66pt" draw:caption-point-x="-17.29pt" draw:caption-point-y="42.8pt">
              <dc:date>2020-01-05T00:00:00</dc:date>
              <text:p text:style-name="P3"><text:span text:style-name="T1">Completely arbitrary comparison statistic.</text:span></text:p>
            </office:annotation>
            <text:p>Shader Multiple</text:p>
          </table:table-cell>
          <table:table-cell/>
          <table:table-cell table:style-name="ce61" table:formula="of:=[.C104]*[.C94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62" table:content-validation-name="val13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2]=&quot;i9-9900KF_SL_at_5.1GHz&quot;;&quot;Intel&quot;;IF([.C112]=&quot;i9-9900KS_SL_at_5.2GHz&quot;;&quot;Intel&quot;;IF([.C112]=&quot;i9-9900KF&quot;;&quot;Intel&quot;;IF([.C112]=&quot;i7-8700K&quot;;&quot;Intel&quot;;IF([.C112]=&quot;i7-7700&quot;;&quot;Intel&quot;;IF([.C112]=&quot;Ryzen 5 3600X&quot;;&quot;AMD&quot;;IF([.C112]=&quot;Ryzen 7 2700X&quot;;&quot;AMD&quot;;IF([.C112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2]=&quot;i9-9900KF_SL_at_5.1GHz&quot;;20369;IF([.C112]=&quot;i9-9900KS_SL_at_5.2GHz&quot;;21501;IF([.C112]=&quot;i9-9900KF&quot;;20369;IF([.C112]=&quot;i7-8700K&quot;;15933;IF([.C112]=&quot;i7-7700&quot;;10686;IF([.C112]=&quot;Ryzen 5 3600X&quot;;20520;IF([.C112]=&quot;Ryzen 7 2700X&quot;;16939;IF([.C112]=&quot;FX-8350&quot;;8958))))))))" office:value-type="float" office:value="20520" calcext:value-type="float">
            <text:p>20520</text:p>
          </table:table-cell>
          <table:table-cell table:style-name="ce72" table:formula="of:=[.C114]/[.C82]" office:value-type="float" office:value="1.00741322598066" calcext:value-type="float">
            <text:p>1.007</text:p>
          </table:table-cell>
          <table:table-cell table:style-name="ce77" table:formula="of:=SQRT(([.$E$28]^2)*[.D114])" office:value-type="float" office:value="3338.30543118038" calcext:value-type="float">
            <text:p>3338</text:p>
          </table:table-cell>
          <table:table-cell table:style-name="ce72" table:formula="of:=[.E114]/[.$C$74]" office:value-type="float" office:value="1.54551177369462" calcext:value-type="float">
            <text:p>1.546</text:p>
          </table:table-cell>
          <table:table-cell table:style-name="ce72" table:formula="of:=[.F114]*[.$C$77]" office:value-type="float" office:value="30.3476691882676" calcext:value-type="float">
            <text:p>30.3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2]=&quot;i9-9900KF_SL_at_5.1GHz&quot;;2906;IF([.C112]=&quot;i9-9900KS_SL_at_5.2GHz&quot;;3011;IF([.C112]=&quot;i9-9900KF&quot;;2906;IF([.C112]=&quot;i7-8700K&quot;;2697;IF([.C112]=&quot;i7-7700&quot;;2342;IF([.C112]=&quot;Ryzen 5 3600X&quot;;2916;IF([.C112]=&quot;Ryzen 7 2700X&quot;;2183;IF([.C112]=&quot;FX-8350&quot;;1510))))))))" office:value-type="float" office:value="2916" calcext:value-type="float">
            <text:p>2916</text:p>
          </table:table-cell>
          <table:table-cell table:style-name="ce72" table:formula="of:=[.C115]/[.C83]" office:value-type="float" office:value="1.00344115622849" calcext:value-type="float">
            <text:p>1.003</text:p>
          </table:table-cell>
          <table:table-cell table:style-name="ce77" table:formula="of:=SQRT(([.$E$28]^2)*[.D115])" office:value-type="float" office:value="3331.71772813344" calcext:value-type="float">
            <text:p>3332</text:p>
          </table:table-cell>
          <table:table-cell table:style-name="ce72" table:formula="of:=[.E115]/[.$C$74]" office:value-type="float" office:value="1.54246191117289" calcext:value-type="float">
            <text:p>1.542</text:p>
          </table:table-cell>
          <table:table-cell table:style-name="ce72" table:formula="of:=[.F115]*[.$C$77]" office:value-type="float" office:value="30.2877820877909" calcext:value-type="float">
            <text:p>30.28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5]*([.C120]/[.C119])" office:value-type="float" office:value="2916" calcext:value-type="float">
            <text:p>2916</text:p>
          </table:table-cell>
          <table:table-cell table:style-name="ce72" table:formula="of:=[.C116]/[.C84]" office:value-type="float" office:value="0.983765839439699" calcext:value-type="float">
            <text:p>0.984</text:p>
          </table:table-cell>
          <table:table-cell table:style-name="ce77" table:formula="of:=SQRT(([.$E$28]^2)*[.D116])" office:value-type="float" office:value="3298.89212240316" calcext:value-type="float">
            <text:p>3299</text:p>
          </table:table-cell>
          <table:table-cell table:style-name="ce72" table:formula="of:=[.E116]/[.$C$74]" office:value-type="float" office:value="1.52726487148295" calcext:value-type="float">
            <text:p>1.527</text:p>
          </table:table-cell>
          <table:table-cell table:style-name="ce72" table:formula="of:=[.F116]*[.$C$77]" office:value-type="float" office:value="29.9893730164391" calcext:value-type="float">
            <text:p>29.9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6]*[.C121]" office:value-type="float" office:value="2332.8" calcext:value-type="float">
            <text:p>2333</text:p>
          </table:table-cell>
          <table:table-cell table:style-name="ce72" table:formula="of:=[.C117]/[.C85]" office:value-type="float" office:value="0.787012671551759" calcext:value-type="float">
            <text:p>0.787</text:p>
          </table:table-cell>
          <table:table-cell table:style-name="ce77" table:formula="of:=SQRT(([.$E$28]^2)*[.D117])" office:value-type="float" office:value="2950.61881445281" calcext:value-type="float">
            <text:p>2951</text:p>
          </table:table-cell>
          <table:table-cell table:style-name="ce72" table:formula="of:=[.E117]/[.$C$74]" office:value-type="float" office:value="1.36602722891334" calcext:value-type="float">
            <text:p>1.366</text:p>
          </table:table-cell>
          <table:table-cell table:style-name="ce72" table:formula="of:=[.F117]*[.$C$77]" office:value-type="float" office:value="26.8233106669423" calcext:value-type="float">
            <text:p>26.8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2]=&quot;i9-9900KF_SL_at_5.1GHz&quot;;16;IF([.C112]=&quot;i9-9900KS_SL_at_5.2GHz&quot;;16;IF([.C112]=&quot;i9-9900KF&quot;;16;IF([.C112]=&quot;i7-8700K&quot;;12;IF([.C112]=&quot;i7-7700&quot;;8;IF([.C112]=&quot;Ryzen 5 3600X&quot;;12;IF([.C112]=&quot;Ryzen 7 2700X&quot;;16;IF([.C112]=&quot;FX-8350&quot;;8))))))))" office:value-type="float" office:value="12" calcext:value-type="float">
            <text:p>12</text:p>
          </table:table-cell>
          <table:table-cell table:style-name="ce72" table:formula="of:=[.C118]/[.C86]" office:value-type="float" office:value="0.75" calcext:value-type="float">
            <text:p>0.750</text:p>
          </table:table-cell>
          <table:table-cell table:style-name="ce77" table:formula="of:=SQRT(([.$E$28]^2)*[.D118])" office:value-type="float" office:value="2880.40049298704" calcext:value-type="float">
            <text:p>2880</text:p>
          </table:table-cell>
          <table:table-cell table:style-name="ce72" table:formula="of:=[.E118]/[.$C$74]" office:value-type="float" office:value="1.33351874675326" calcext:value-type="float">
            <text:p>1.334</text:p>
          </table:table-cell>
          <table:table-cell table:style-name="ce72" table:formula="of:=[.F118]*[.$C$77]" office:value-type="float" office:value="26.184974111247" calcext:value-type="float">
            <text:p>26.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2]=&quot;i9-9900KF_SL_at_5.1GHz&quot;;5000;IF([.C112]=&quot;i9-9900KS_SL_at_5.2GHz&quot;;5000;IF([.C112]=&quot;i9-9900KF&quot;;5000;IF([.C112]=&quot;i7-8700K&quot;;4700;IF([.C112]=&quot;i7-7700&quot;;4200;IF([.C112]=&quot;Ryzen 5 3600X&quot;;4400;IF([.C112]=&quot;Ryzen 7 2700X&quot;;4300;IF([.C112]=&quot;FX-8350&quot;;4300))))))))" office:value-type="float" office:value="4400" calcext:value-type="float">
            <text:p>4400</text:p>
          </table:table-cell>
          <table:table-cell table:style-name="ce72" table:formula="of:=[.C119]/[.C87]" office:value-type="float" office:value="0.88" calcext:value-type="float">
            <text:p>0.880</text:p>
          </table:table-cell>
          <table:table-cell table:style-name="ce77" table:formula="of:=SQRT(([.$E$28]^2)*[.D119])" office:value-type="float" office:value="3120.06456343455" calcext:value-type="float">
            <text:p>3120</text:p>
          </table:table-cell>
          <table:table-cell table:style-name="ce72" table:formula="of:=[.E119]/[.$C$74]" office:value-type="float" office:value="1.4444743349234" calcext:value-type="float">
            <text:p>1.444</text:p>
          </table:table-cell>
          <table:table-cell table:style-name="ce72" table:formula="of:=[.F119]*[.$C$77]" office:value-type="float" office:value="28.3636980405559" calcext:value-type="float">
            <text:p>28.36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2]=&quot;i9-9900KF_SL_at_5.1GHz&quot;;5100;IF([.C112]=&quot;i9-9900KS_SL_at_5.2GHz&quot;;5200;IF([.C112]=&quot;i9-9900KF&quot;;5000;IF([.C112]=&quot;i7-8700K&quot;;4700;IF([.C112]=&quot;i7-7700&quot;;4200;IF([.C112]=&quot;Ryzen 5 3600X&quot;;4400;IF([.C112]=&quot;Ryzen 7 2700X&quot;;4300;IF([.C112]=&quot;FX-8350&quot;;4600))))))))" office:value-type="float" office:value="4400" calcext:value-type="float">
            <text:p>4400</text:p>
          </table:table-cell>
          <table:table-cell table:style-name="ce72" table:formula="of:=[.C120]/[.C88]" office:value-type="float" office:value="0.862745098039216" calcext:value-type="float">
            <text:p>0.863</text:p>
          </table:table-cell>
          <table:table-cell table:style-name="ce77" table:formula="of:=SQRT(([.$E$28]^2)*[.D120])" office:value-type="float" office:value="3089.32426141331" calcext:value-type="float">
            <text:p>3089</text:p>
          </table:table-cell>
          <table:table-cell table:style-name="ce72" table:formula="of:=[.E120]/[.$C$74]" office:value-type="float" office:value="1.43024271361727" calcext:value-type="float">
            <text:p>1.430</text:p>
          </table:table-cell>
          <table:table-cell table:style-name="ce72" table:formula="of:=[.F120]*[.$C$77]" office:value-type="float" office:value="28.0842459245887" calcext:value-type="float">
            <text:p>28.08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3]=&quot;Intel&quot;;1;IF([.C113]=&quot;AMD&quot;;0.8;IF([.C113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65" table:content-validation-name="val14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4]=&quot;NV_RTX_2080_Ti_at_2115MHz&quot;;&quot;NVIDIA&quot;;IF([.C124]=&quot;NV_TITAN_RTX&quot;;&quot;NVIDIA&quot;;IF([.C124]=&quot;NV_RTX_2080_Super&quot;;&quot;NVIDIA&quot;;IF([.C124]=&quot;NV_RTX_2070_Super&quot;;&quot;NVIDIA&quot;;IF([.C124]=&quot;NV_RTX_2060_Super&quot;;&quot;NVIDIA&quot;;IF([.C124]=&quot;NV_GTX_1080_Ti&quot;;&quot;NVIDIA&quot;;IF([.C124]=&quot;NV_GTX_1080&quot;;&quot;NVIDIA&quot;;IF([.C124]=&quot;AMD_Radeon_VII&quot;;&quot;AMD&quot;;IF([.C124]=&quot;AMD_Radeon_RX_5500_XT&quot;;&quot;AMD&quot;;IF([.C124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4]=&quot;NV_RTX_2080_Ti_at_2115MHz&quot;;4352;IF([.C124]=&quot;NV_TITAN_RTX&quot;;4608;IF([.C124]=&quot;NV_RTX_2080_Super&quot;;3072;IF([.C124]=&quot;NV_RTX_2070_Super&quot;;2560;IF([.C124]=&quot;NV_RTX_2060_Super&quot;;2176;IF([.C124]=&quot;NV_GTX_1080_Ti&quot;;3584;IF([.C124]=&quot;NV_GTX_1080&quot;;2560;IF([.C124]=&quot;AMD_Radeon_VII&quot;;3840;IF([.C124]=&quot;AMD_Radeon_RX_5500_XT&quot;;1408;IF([.C124]=&quot;AMD_Radeon_RX_5700_XT_A&quot;;2560))))))))))" office:value-type="float" office:value="3072" calcext:value-type="float">
            <text:p>3072</text:p>
          </table:table-cell>
          <table:table-cell table:style-name="ce72" table:formula="of:=[.C126]/[.C94]" office:value-type="float" office:value="0.705882352941176" calcext:value-type="float">
            <text:p>0.706</text:p>
          </table:table-cell>
          <table:table-cell table:style-name="ce77" table:formula="of:=SQRT(([.$E$28]^2)*[.D126])" office:value-type="float" office:value="2794.3989356863" calcext:value-type="float">
            <text:p>2794</text:p>
          </table:table-cell>
          <table:table-cell table:style-name="ce72" table:formula="of:=[.E126]/[.$C$74]" office:value-type="float" office:value="1.29370321096588" calcext:value-type="float">
            <text:p>1.294</text:p>
          </table:table-cell>
          <table:table-cell table:style-name="ce72" table:formula="of:=[.F126]*[.$C$77]" office:value-type="float" office:value="25.403156250526" calcext:value-type="float">
            <text:p>25.4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4]=&quot;NV_RTX_2080_Ti_at_2115MHz&quot;;272;IF([.C124]=&quot;NV_TITAN_RTX&quot;;288;IF([.C124]=&quot;NV_RTX_2080_Super&quot;;192;IF([.C124]=&quot;NV_RTX_2070_Super&quot;;160;IF([.C124]=&quot;NV_RTX_2060_Super&quot;;136;IF([.C124]=&quot;NV_GTX_1080_Ti&quot;;224;IF([.C124]=&quot;NV_GTX_1080&quot;;160;IF([.C124]=&quot;AMD_Radeon_VII&quot;;240;IF([.C124]=&quot;AMD_Radeon_RX_5500_XT&quot;;88;IF([.C124]=&quot;AMD_Radeon_RX_5700_XT_A&quot;;160))))))))))" office:value-type="float" office:value="192" calcext:value-type="float">
            <text:p>192</text:p>
          </table:table-cell>
          <table:table-cell table:style-name="ce72" table:formula="of:=[.C127]/[.C95]" office:value-type="float" office:value="0.705882352941176" calcext:value-type="float">
            <text:p>0.706</text:p>
          </table:table-cell>
          <table:table-cell table:style-name="ce77" table:formula="of:=SQRT(([.$E$28]^2)*[.D127])" office:value-type="float" office:value="2794.3989356863" calcext:value-type="float">
            <text:p>2794</text:p>
          </table:table-cell>
          <table:table-cell table:style-name="ce72" table:formula="of:=[.E127]/[.$C$74]" office:value-type="float" office:value="1.29370321096588" calcext:value-type="float">
            <text:p>1.294</text:p>
          </table:table-cell>
          <table:table-cell table:style-name="ce72" table:formula="of:=[.F127]*[.$C$77]" office:value-type="float" office:value="25.403156250526" calcext:value-type="float">
            <text:p>25.4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4]=&quot;NV_RTX_2080_Ti_at_2115MHz&quot;;88;IF([.C124]=&quot;NV_TITAN_RTX&quot;;96;IF([.C124]=&quot;NV_RTX_2080_Super&quot;;64;IF([.C124]=&quot;NV_RTX_2070_Super&quot;;64;IF([.C124]=&quot;NV_RTX_2060_Super&quot;;64;IF([.C124]=&quot;NV_GTX_1080_Ti&quot;;88;IF([.C124]=&quot;NV_GTX_1080&quot;;64;IF([.C124]=&quot;AMD_Radeon_VII&quot;;64;IF([.C124]=&quot;AMD_Radeon_RX_5500_XT&quot;;32;IF([.C124]=&quot;AMD_Radeon_RX_5700_XT_A&quot;;64))))))))))" office:value-type="float" office:value="64" calcext:value-type="float">
            <text:p>64</text:p>
          </table:table-cell>
          <table:table-cell table:style-name="ce72" table:formula="of:=[.C128]/[.C96]" office:value-type="float" office:value="0.727272727272727" calcext:value-type="float">
            <text:p>0.727</text:p>
          </table:table-cell>
          <table:table-cell table:style-name="ce77" table:formula="of:=SQRT(([.$E$28]^2)*[.D128])" office:value-type="float" office:value="2836.42233039504" calcext:value-type="float">
            <text:p>2836</text:p>
          </table:table-cell>
          <table:table-cell table:style-name="ce72" table:formula="of:=[.E128]/[.$C$74]" office:value-type="float" office:value="1.313158486294" calcext:value-type="float">
            <text:p>1.313</text:p>
          </table:table-cell>
          <table:table-cell table:style-name="ce72" table:formula="of:=[.F128]*[.$C$77]" office:value-type="float" office:value="25.785180036869" calcext:value-type="float">
            <text:p>25.7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4]=&quot;NV_RTX_2080_Ti_at_2115MHz&quot;;616;IF([.C124]=&quot;NV_TITAN_RTX&quot;;672;IF([.C124]=&quot;NV_RTX_2080_Super&quot;;496;IF([.C124]=&quot;NV_RTX_2070_Super&quot;;448;IF([.C124]=&quot;NV_RTX_2060_Super&quot;;448;IF([.C124]=&quot;NV_GTX_1080_Ti&quot;;484;IF([.C124]=&quot;NV_GTX_1080&quot;;352;IF([.C124]=&quot;AMD_Radeon_VII&quot;;1028;IF([.C124]=&quot;AMD_Radeon_RX_5500_XT&quot;;224;IF([.C124]=&quot;AMD_Radeon_RX_5700_XT_A&quot;;448))))))))))" office:value-type="float" office:value="496" calcext:value-type="float">
            <text:p>496</text:p>
          </table:table-cell>
          <table:table-cell table:style-name="ce72" table:formula="of:=[.C129]/[.C97]" office:value-type="float" office:value="0.805194805194805" calcext:value-type="float">
            <text:p>0.805</text:p>
          </table:table-cell>
          <table:table-cell table:style-name="ce77" table:formula="of:=SQRT(([.$E$28]^2)*[.D129])" office:value-type="float" office:value="2984.507860407" calcext:value-type="float">
            <text:p>2985</text:p>
          </table:table-cell>
          <table:table-cell table:style-name="ce72" table:formula="of:=[.E129]/[.$C$74]" office:value-type="float" office:value="1.38171660204028" calcext:value-type="float">
            <text:p>1.382</text:p>
          </table:table-cell>
          <table:table-cell table:style-name="ce72" table:formula="of:=[.F129]*[.$C$77]" office:value-type="float" office:value="27.1313871976629" calcext:value-type="float">
            <text:p>27.1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4]=&quot;NV_RTX_2080_Ti_at_2115MHz&quot;;11;IF([.C124]=&quot;NV_TITAN_RTX&quot;;24;IF([.C124]=&quot;NV_RTX_2080_Super&quot;;8;IF([.C124]=&quot;NV_RTX_2070_Super&quot;;8;IF([.C124]=&quot;NV_RTX_2060_Super&quot;;8;IF([.C124]=&quot;NV_GTX_1080_Ti&quot;;11;IF([.C124]=&quot;NV_GTX_1080&quot;;8;IF([.C124]=&quot;AMD_Radeon_VII&quot;;16;IF([.C124]=&quot;AMD_Radeon_RX_5500_XT&quot;;8;IF([.C124]=&quot;AMD_Radeon_RX_5700_XT_A&quot;;8))))))))))" office:value-type="float" office:value="8" calcext:value-type="float">
            <text:p>8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8]^2)*[.D130])" office:value-type="float" office:value="2836.42233039504" calcext:value-type="float">
            <text:p>2836</text:p>
          </table:table-cell>
          <table:table-cell table:style-name="ce72" table:formula="of:=[.E130]/[.$C$74]" office:value-type="float" office:value="1.313158486294" calcext:value-type="float">
            <text:p>1.313</text:p>
          </table:table-cell>
          <table:table-cell table:style-name="ce72" table:formula="of:=[.F130]*[.$C$77]" office:value-type="float" office:value="25.785180036869" calcext:value-type="float">
            <text:p>25.7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4]=&quot;NV_RTX_2080_Ti_at_2115MHz&quot;;136;IF([.C124]=&quot;NV_TITAN_RTX&quot;;170;IF([.C124]=&quot;NV_RTX_2080_Super&quot;;116;IF([.C124]=&quot;NV_RTX_2070_Super&quot;;113;IF([.C124]=&quot;NV_RTX_2060_Super&quot;;106;IF([.C124]=&quot;NV_GTX_1080_Ti&quot;;139;IF([.C124]=&quot;NV_GTX_1080&quot;;111;IF([.C124]=&quot;AMD_Radeon_VII&quot;;112;IF([.C124]=&quot;AMD_Radeon_RX_5500_XT&quot;;59;IF([.C124]=&quot;AMD_Radeon_RX_5700_XT_A&quot;;127))))))))))" office:value-type="float" office:value="116" calcext:value-type="float">
            <text:p>116</text:p>
          </table:table-cell>
          <table:table-cell table:style-name="ce72" table:formula="of:=[.C131]/[.C99]" office:value-type="float" office:value="0.852941176470588" calcext:value-type="float">
            <text:p>0.853</text:p>
          </table:table-cell>
          <table:table-cell table:style-name="ce77" table:formula="of:=SQRT(([.$E$28]^2)*[.D131])" office:value-type="float" office:value="3071.72113087799" calcext:value-type="float">
            <text:p>3072</text:p>
          </table:table-cell>
          <table:table-cell table:style-name="ce72" table:formula="of:=[.E131]/[.$C$74]" office:value-type="float" office:value="1.42209311614722" calcext:value-type="float">
            <text:p>1.422</text:p>
          </table:table-cell>
          <table:table-cell table:style-name="ce72" table:formula="of:=[.F131]*[.$C$77]" office:value-type="float" office:value="27.9242204286668" calcext:value-type="float">
            <text:p>27.9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4]=&quot;NV_RTX_2080_Ti_at_2115MHz&quot;;410;IF([.C124]=&quot;NV_TITAN_RTX&quot;;510;IF([.C124]=&quot;NV_RTX_2080_Super&quot;;348;IF([.C124]=&quot;NV_RTX_2070_Super&quot;;283;IF([.C124]=&quot;NV_RTX_2060_Super&quot;;224;IF([.C124]=&quot;NV_GTX_1080_Ti&quot;;354;IF([.C124]=&quot;NV_GTX_1080&quot;;277;IF([.C124]=&quot;AMD_Radeon_VII&quot;;420;IF([.C124]=&quot;AMD_Radeon_RX_5500_XT&quot;;162;IF([.C124]=&quot;AMD_Radeon_RX_5700_XT_A&quot;;317))))))))))" office:value-type="float" office:value="348" calcext:value-type="float">
            <text:p>348</text:p>
          </table:table-cell>
          <table:table-cell table:style-name="ce72" table:formula="of:=[.C132]/[.C100]" office:value-type="float" office:value="0.848780487804878" calcext:value-type="float">
            <text:p>0.849</text:p>
          </table:table-cell>
          <table:table-cell table:style-name="ce77" table:formula="of:=SQRT(([.$E$28]^2)*[.D132])" office:value-type="float" office:value="3064.21996917848" calcext:value-type="float">
            <text:p>3064</text:p>
          </table:table-cell>
          <table:table-cell table:style-name="ce72" table:formula="of:=[.E132]/[.$C$74]" office:value-type="float" office:value="1.41862035610115" calcext:value-type="float">
            <text:p>1.419</text:p>
          </table:table-cell>
          <table:table-cell table:style-name="ce72" table:formula="of:=[.F132]*[.$C$77]" office:value-type="float" office:value="27.8560293124022" calcext:value-type="float">
            <text:p>27.8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4]=&quot;NV_RTX_2080_Ti_at_2115MHz&quot;;13448;IF([.C124]=&quot;NV_TITAN_RTX&quot;;16312;IF([.C124]=&quot;NV_RTX_2080_Super&quot;;11150;IF([.C124]=&quot;NV_RTX_2070_Super&quot;;9060;IF([.C124]=&quot;NV_RTX_2060_Super&quot;;7180;IF([.C124]=&quot;NV_GTX_1080_Ti&quot;;11339;IF([.C124]=&quot;NV_GTX_1080&quot;;8873;IF([.C124]=&quot;AMD_Radeon_VII&quot;;13824;IF([.C124]=&quot;AMD_Radeon_RX_5500_XT&quot;;5196;IF([.C124]=&quot;AMD_Radeon_RX_5700_XT_A&quot;;8602))))))))))" office:value-type="float" office:value="11150" calcext:value-type="float">
            <text:p>11150</text:p>
          </table:table-cell>
          <table:table-cell table:style-name="ce72" table:formula="of:=[.C133]/[.C101]" office:value-type="float" office:value="0.829119571683522" calcext:value-type="float">
            <text:p>0.829</text:p>
          </table:table-cell>
          <table:table-cell table:style-name="ce77" table:formula="of:=SQRT(([.$E$28]^2)*[.D133])" office:value-type="float" office:value="3028.52266608076" calcext:value-type="float">
            <text:p>3029</text:p>
          </table:table-cell>
          <table:table-cell table:style-name="ce72" table:formula="of:=[.E133]/[.$C$74]" office:value-type="float" office:value="1.40209382688924" calcext:value-type="float">
            <text:p>1.402</text:p>
          </table:table-cell>
          <table:table-cell table:style-name="ce72" table:formula="of:=[.F133]*[.$C$77]" office:value-type="float" office:value="27.5315143847971" calcext:value-type="float">
            <text:p>27.5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4]=&quot;NV_RTX_2080_Ti_at_2115MHz&quot;;1545;IF([.C124]=&quot;NV_TITAN_RTX&quot;;1770;IF([.C124]=&quot;NV_RTX_2080_Super&quot;;1815;IF([.C124]=&quot;NV_RTX_2070_Super&quot;;1770;IF([.C124]=&quot;NV_RTX_2060_Super&quot;;1650;IF([.C124]=&quot;NV_GTX_1080_Ti&quot;;1582;IF([.C124]=&quot;NV_GTX_1080&quot;;1733;IF([.C124]=&quot;AMD_Radeon_VII&quot;;1750;IF([.C124]=&quot;AMD_Radeon_RX_5500_XT&quot;;1845;IF([.C124]=&quot;AMD_Radeon_RX_5700_XT_A&quot;;1980))))))))))" office:value-type="float" office:value="1815" calcext:value-type="float">
            <text:p>1815</text:p>
          </table:table-cell>
          <table:table-cell table:style-name="ce72" table:formula="of:=[.C134]/[.C102]" office:value-type="float" office:value="1.1747572815534" calcext:value-type="float">
            <text:p>1.175</text:p>
          </table:table-cell>
          <table:table-cell table:style-name="ce77" table:formula="of:=SQRT(([.$E$28]^2)*[.D134])" office:value-type="float" office:value="3604.92569709189" calcext:value-type="float">
            <text:p>3605</text:p>
          </table:table-cell>
          <table:table-cell table:style-name="ce72" table:formula="of:=[.E134]/[.$C$74]" office:value-type="float" office:value="1.66894708198698" calcext:value-type="float">
            <text:p>1.669</text:p>
          </table:table-cell>
          <table:table-cell table:style-name="ce72" table:formula="of:=[.F134]*[.$C$77]" office:value-type="float" office:value="32.7714449018964" calcext:value-type="float">
            <text:p>32.7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4]=&quot;NV_RTX_2080_Ti_at_2115MHz&quot;;1755;IF([.C124]=&quot;NV_TITAN_RTX&quot;;1770;IF([.C124]=&quot;NV_RTX_2080_Super&quot;;1845;IF([.C124]=&quot;NV_RTX_2070_Super&quot;;1815;IF([.C124]=&quot;NV_RTX_2060_Super&quot;;1650;IF([.C124]=&quot;NV_GTX_1080_Ti&quot;;1746;IF([.C124]=&quot;NV_GTX_1080&quot;;1860;IF([.C124]=&quot;AMD_Radeon_VII&quot;;1750;IF([.C124]=&quot;AMD_Radeon_RX_5500_XT&quot;;1845;IF([.C124]=&quot;AMD_Radeon_RX_5700_XT_A&quot;;1980))))))))))" office:value-type="float" office:value="1845" calcext:value-type="float">
            <text:p>1845</text:p>
          </table:table-cell>
          <table:table-cell table:style-name="ce72" table:formula="of:=[.C135]/[.C103]" office:value-type="float" office:value="1.05128205128205" calcext:value-type="float">
            <text:p>1.051</text:p>
          </table:table-cell>
          <table:table-cell table:style-name="ce77" table:formula="of:=SQRT(([.$E$28]^2)*[.D135])" office:value-type="float" office:value="3410.21585902244" calcext:value-type="float">
            <text:p>3410</text:p>
          </table:table-cell>
          <table:table-cell table:style-name="ce72" table:formula="of:=[.E135]/[.$C$74]" office:value-type="float" office:value="1.57880363843632" calcext:value-type="float">
            <text:p>1.579</text:p>
          </table:table-cell>
          <table:table-cell table:style-name="ce72" table:formula="of:=[.F135]*[.$C$77]" office:value-type="float" office:value="31.0013882443355" calcext:value-type="float">
            <text:p>31.0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4]=&quot;NV_RTX_2080_Ti_at_2115MHz&quot;;2115;IF([.C124]=&quot;NV_TITAN_RTX&quot;;2030;IF([.C124]=&quot;NV_RTX_2080_Super&quot;;2040;IF([.C124]=&quot;NV_RTX_2070_Super&quot;;2070;IF([.C124]=&quot;NV_RTX_2060_Super&quot;;1650;IF([.C124]=&quot;NV_GTX_1080_Ti&quot;;2037;IF([.C124]=&quot;NV_GTX_1080&quot;;2130;IF([.C124]=&quot;AMD_Radeon_VII&quot;;1900;IF([.C124]=&quot;AMD_Radeon_RX_5500_XT&quot;;1845;IF([.C124]=&quot;AMD_Radeon_RX_5700_XT_A&quot;;2150))))))))))" office:value-type="float" office:value="2040" calcext:value-type="float">
            <text:p>2040</text:p>
          </table:table-cell>
          <table:table-cell table:style-name="ce72" table:formula="of:=[.C136]/[.C104]" office:value-type="float" office:value="0.964539007092199" calcext:value-type="float">
            <text:p>0.965</text:p>
          </table:table-cell>
          <table:table-cell table:style-name="ce77" table:formula="of:=SQRT(([.$E$28]^2)*[.D136])" office:value-type="float" office:value="3266.49609049511" calcext:value-type="float">
            <text:p>3266</text:p>
          </table:table-cell>
          <table:table-cell table:style-name="ce72" table:formula="of:=[.E136]/[.$C$74]" office:value-type="float" office:value="1.51226670856255" calcext:value-type="float">
            <text:p>1.512</text:p>
          </table:table-cell>
          <table:table-cell table:style-name="ce72" table:formula="of:=[.F136]*[.$C$77]" office:value-type="float" office:value="29.6948690893343" calcext:value-type="float">
            <text:p>29.69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6]*[.C126]" office:value-type="float" office:value="6266880" calcext:value-type="float">
            <text:p>6266880</text:p>
          </table:table-cell>
          <table:table-cell table:style-name="ce72" table:formula="of:=[.C137]/[.C105]" office:value-type="float" office:value="0.680851063829787" calcext:value-type="float">
            <text:p>0.681</text:p>
          </table:table-cell>
          <table:table-cell table:style-name="ce77" table:formula="of:=SQRT(([.$E$28]^2)*[.D137])" office:value-type="float" office:value="2744.4056520454" calcext:value-type="float">
            <text:p>2744</text:p>
          </table:table-cell>
          <table:table-cell table:style-name="ce72" table:formula="of:=[.E137]/[.$C$74]" office:value-type="float" office:value="1.27055817224324" calcext:value-type="float">
            <text:p>1.271</text:p>
          </table:table-cell>
          <table:table-cell table:style-name="ce72" table:formula="of:=[.F137]*[.$C$77]" office:value-type="float" office:value="24.9486802701682" calcext:value-type="float">
            <text:p>24.949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style-name="ce72" table:formula="of:=[.C140]/[.C108]" office:value-type="float" office:value="1" calcext:value-type="float">
            <text:p>1.000</text:p>
          </table:table-cell>
          <table:table-cell table:style-name="ce77" table:formula="of:=SQRT(([.$E$28]^2)*[.D140])" office:value-type="float" office:value="3326" calcext:value-type="float">
            <text:p>3326</text:p>
          </table:table-cell>
          <table:table-cell table:style-name="ce72" table:formula="of:=[.E140]/[.$C$74]" office:value-type="float" office:value="1.53981481481481" calcext:value-type="float">
            <text:p>1.540</text:p>
          </table:table-cell>
          <table:table-cell table:style-name="ce72" table:formula="of:=[.F140]*[.$C$77]" office:value-type="float" office:value="30.2358037037037" calcext:value-type="float">
            <text:p>30.236</text:p>
          </table:table-cell>
          <table:table-cell table:number-columns-repeated="57"/>
        </table:table-row>
        <calcext:conditional-formats>
          <calcext:conditional-format calcext:target-range-address="'DCS-FA18C'.G21:'DCS-FA18C'.G21 'DCS-FA18C'.G28:'DCS-FA18C'.G28 'DCS-FA18C'.A29:'DCS-FA18C'.A29 'DCS-FA18C'.A21:'DCS-FA18C'.A21 'DCS-FA18C'.G54:'DCS-FA18C'.G54 'DCS-FA18C'.G61:'DCS-FA18C'.G61 'DCS-FA18C'.A62:'DCS-FA18C'.A62 'DCS-FA18C'.A54:'DCS-FA18C'.A54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22:'DCS-FA18C'.A22 'DCS-FA18C'.A30:'DCS-FA18C'.A30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table table:name="DCS-FA18C_Quality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Shaders Mod</text:p>
          </table:table-cell>
          <table:table-cell table:style-name="ce2" office:value-type="string" calcext:value-type="string">
            <text:p>ON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89" office:value-type="string" calcext:value-type="string">
            <text:p>Textures</text:p>
          </table:table-cell>
          <table:table-cell table:style-name="ce91" office:value-type="string" calcext:value-type="string">
            <text:p>High</text:p>
          </table:table-cell>
          <table:table-cell table:number-columns-repeated="1022"/>
        </table:table-row>
        <table:table-row table:style-name="ro1">
          <table:table-cell table:style-name="ce89" office:value-type="string" calcext:value-type="string">
            <text:p>Terrain Textures</text:p>
          </table:table-cell>
          <table:table-cell table:style-name="ce91" office:value-type="string" calcext:value-type="string">
            <office:annotation draw:style-name="gr17" draw:text-style-name="P2" svg:width="82.18pt" svg:height="106.47pt" svg:x="495.75pt" svg:y="21.46pt" draw:caption-point-x="-17.29pt" draw:caption-point-y="42.8pt">
              <dc:date>2020-02-02T00:00:00</dc:date>
              <text:p text:style-name="P1"><text:span text:style-name="T2">Little if any visual quality improvement. Found to impact reliability, presumably due to widely reported VRAM usage.</text:span></text:p>
            </office:annotation>
            <text:p>Low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iv Traffic</text:p>
          </table:table-cell>
          <table:table-cell office:value-type="string" calcext:value-type="string">
            <text:p>Low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ter</text:p>
          </table:table-cell>
          <table:table-cell office:value-type="string" calcext:value-type="string">
            <office:annotation draw:style-name="gr17" draw:text-style-name="P2" svg:width="82.18pt" svg:height="106.47pt" svg:x="495.75pt" svg:y="47.06pt" draw:caption-point-x="-17.29pt" draw:caption-point-y="42.8pt">
              <dc:date>2019-12-06T00:00:00</dc:date>
              <text:p text:style-name="P1"><text:span text:style-name="T2">Require Medium or High if Shaders Mod is enabled.</text:span></text:p>
              <text:p text:style-name="P1"><text:span text:style-name="T2"/></text:p>
              <text:p text:style-name="P1"><text:span text:style-name="T2">Increase to High only if specifically needed.</text:span></text:p>
            </office:annotation>
            <text:p>Medi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b Range</text:p>
          </table:table-cell>
          <table:table-cell office:value-type="string" calcext:value-type="string">
            <text:p>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Blur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1920x10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1.77777777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itors</text:p>
          </table:table-cell>
          <table:table-cell office:value-type="string" calcext:value-type="string">
            <text:p>1 Screen</text:p>
          </table:table-cell>
          <table:table-cell table:number-columns-repeated="1022"/>
        </table:table-row>
        <table:table-row table:style-name="ro1">
          <table:table-cell table:style-name="ce90" office:value-type="string" calcext:value-type="string">
            <text:p>Res. of Cockpit Displays</text:p>
          </table:table-cell>
          <table:table-cell office:value-type="float" office:value="512" calcext:value-type="float">
            <text:p>51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SAA</text:p>
          </table:table-cell>
          <table:table-cell table:style-name="ce92" office:value-type="string" calcext:value-type="string">
            <office:annotation draw:style-name="gr18" draw:text-style-name="P2" svg:width="156.27pt" svg:height="95.56pt" svg:x="495.75pt" svg:y="149.47pt" draw:caption-point-x="-17.29pt" draw:caption-point-y="42.8pt">
              <dc:date>2020-02-03T00:00:00</dc:date>
              <text:p text:style-name="P1"><text:span text:style-name="T2">Major pixelation benefit.</text:span></text:p>
              <text:p text:style-name="P1"><text:span text:style-name="T2"/></text:p>
              <text:p text:style-name="P1"><text:span text:style-name="T2">Do NOT set to 4x – visual benefit is little to none and the GPU frame time cost can be near </text:span><text:span text:style-name="T3">double</text:span><text:span text:style-name="T2"> (which is much worse than double pixel counts).</text:span></text:p>
            </office:annotation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th of Field</text:p>
          </table:table-cell>
          <table:table-cell table:style-name="ce93"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s Effects</text:p>
          </table:table-cell>
          <table:table-cell office:value-type="string" calcext:value-type="string">
            <text:p>Fl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ion Blur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AA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Clutter/Grass</text:p>
          </table:table-cell>
          <table:table-cell office:value-type="string" calcext:value-type="string">
            <office:annotation draw:style-name="gr6" draw:text-style-name="P2" svg:width="82.18pt" svg:height="51pt" svg:x="495.75pt" svg:y="226.26pt" draw:caption-point-x="-17.29pt" draw:caption-point-y="42.8pt">
              <dc:date>2020-02-02T00:00:00</dc:date>
              <text:p text:style-name="P1"><text:span text:style-name="T2">As desired. Takeoff decoration.</text:span></text:p>
            </office:annotation>
            <text:p>MIN</text:p>
          </table:table-cell>
          <table:table-cell table:number-columns-repeated="1022"/>
        </table:table-row>
        <table:table-row table:style-name="ro1">
          <table:table-cell table:style-name="ce90" office:value-type="string" calcext:value-type="string">
            <text:p>Trees Visibility</text:p>
          </table:table-cell>
          <table:table-cell office:value-type="string" calcext:value-type="string">
            <text:p>MIN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reload Radius</text:p>
          </table:table-cell>
          <table:table-cell office:value-type="string" calcext:value-type="string">
            <text:p>MAX</text:p>
          </table:table-cell>
          <table:table-cell table:number-columns-repeated="1022"/>
        </table:table-row>
        <table:table-row table:style-name="ro1">
          <table:table-cell table:style-name="ce90" office:value-type="string" calcext:value-type="string">
            <text:p>Chimney Smoke Density</text:p>
          </table:table-cell>
          <table:table-cell office:value-type="string" calcext:value-type="string">
            <office:annotation draw:style-name="gr15" draw:text-style-name="P2" svg:width="82.18pt" svg:height="72.88pt" svg:x="495.75pt" svg:y="264.67pt" draw:caption-point-x="-17.29pt" draw:caption-point-y="42.8pt">
              <dc:date>2020-02-02T00:00:00</dc:date>
              <text:p text:style-name="P1"><text:span text:style-name="T2">As desired. Start MIN due to insufficiently investigated multiplayer smoke issue.</text:span></text:p>
            </office:annotation>
            <text:p>M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2.2" calcext:value-type="float">
            <text:p>2.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istropic Filtering</text:p>
          </table:table-cell>
          <table:table-cell office:value-type="string" calcext:value-type="string">
            <text:p>8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ain Object Shadows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kpit Global Illumination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sages font scal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Rain Droplets</text:p>
          </table:table-cell>
          <table:table-cell office:value-type="string" calcext:value-type="string">
            <text:p>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sync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 Screen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e GUI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0" office:value-type="string" calcext:value-type="string">
            <text:p>Birds</text:p>
          </table:table-cell>
          <table:table-cell office:value-type="string" calcext:value-type="string">
            <office:annotation draw:style-name="gr2" draw:text-style-name="P2" svg:width="82.18pt" svg:height="61.68pt" svg:x="495.75pt" svg:y="443.88pt" draw:caption-point-x="-17.29pt" draw:caption-point-y="42.8pt">
              <dc:date>2019-12-06T00:00:00</dc:date>
              <text:p text:style-name="P1"><text:span text:style-name="T2">At low speed and in some specific places, birds have been seen.</text:span></text:p>
            </office:annotation>
            <text:p>MIN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Pixel Density</text:p>
          </table:table-cell>
          <table:table-cell table:style-name="ce94" table:formula="of:=[$'DCS-FA18C'.C28]" office:value-type="float" office:value="1.2" calcext:value-type="float">
            <text:p>1.2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85" office:value-type="string" calcext:value-type="string">
            <text:p>NVIDIA</text:p>
          </table:table-cell>
          <table:table-cell table:style-name="ce2" table:number-columns-repeated="5"/>
          <table:table-cell table:style-name="ce2" office:value-type="string" calcext:value-type="string">
            <office:annotation draw:style-name="gr6" draw:text-style-name="P2" svg:width="82.18pt" svg:height="51pt" svg:x="942.63pt" svg:y="627.19pt" draw:caption-point-x="-17.29pt" draw:caption-point-y="0.28pt">
              <dc:date>2020-02-03T00:00:00</dc:date>
              <text:p text:style-name="P1"><text:span text:style-name="T2">Typical global defaults. Not to be taken literally.</text:span></text:p>
            </office:annotation>
            <text:p>Global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office:annotation draw:style-name="gr10" draw:text-style-name="P2" svg:width="82.18pt" svg:height="84.08pt" svg:x="495.75pt" svg:y="648.68pt" draw:caption-point-x="-17.29pt" draw:caption-point-y="42.8pt">
              <dc:date>2020-02-03T00:00:00</dc:date>
              <text:p text:style-name="P1"><text:span text:style-name="T2">Reportedly, should be set ON only if NOT using ‘Antialiasing – Mode: Override’ or simila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office:annotation draw:style-name="gr5" draw:text-style-name="P2" svg:width="190.06pt" svg:height="151.26pt" svg:x="495.75pt" svg:y="674.28pt" draw:caption-point-x="-17.29pt" draw:caption-point-y="42.8pt">
              <dc:date>2020-02-03T00:00:00</dc:date>
              <text:p text:style-name="P1"><text:span text:style-name="T2">Reportedly override is more efficient than app MSAA.</text:span></text:p>
              <text:p text:style-name="P1"><text:span text:style-name="T2"/></text:p>
              <text:p text:style-name="P1"><text:span text:style-name="T2">Any setting other than ‘use global’ apparently turns off app MSAA.</text:span></text:p>
              <text:p text:style-name="P1"><text:span text:style-name="T2"/></text:p>
              <text:p text:style-name="P1"><text:span text:style-name="T2">Visual quality of app MSAA may be vastly superio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office:annotation draw:style-name="gr6" draw:text-style-name="P2" svg:width="82.18pt" svg:height="51pt" svg:x="495.75pt" svg:y="699.87pt" draw:caption-point-x="-17.29pt" draw:caption-point-y="42.8pt">
              <dc:date>2020-02-03T00:00:00</dc:date>
              <text:p text:style-name="P1"><text:span text:style-name="T2">May be greyed out in ‘Program Settings’.</text:span></text:p>
            </office:annotation>
            <text:p>Multisample</text:p>
          </table:table-cell>
          <table:table-cell table:number-columns-repeated="4"/>
          <table:table-cell office:value-type="string" calcext:value-type="string">
            <text:p>Multisamp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3" draw:text-style-name="P2" svg:width="164.13pt" svg:height="162.45pt" svg:x="190.01pt" svg:y="917.46pt" draw:caption-point-x="288.45pt" draw:caption-point-y="42.8pt">
              <dc:date>2020-02-03T00:00:00</dc:date>
              <text:p text:style-name="P1"><text:span text:style-name="T2">Testing has shown this setting has little or no impact, but may affect smart smoothing margins and quality. CPU frame latency margins may be impacted at &gt;2. GPU frame latency margins may be impacted at &lt;2.</text:span></text:p>
              <text:p text:style-name="P1"><text:span text:style-name="T2"/></text:p>
              <text:p text:style-name="P1"><text:span text:style-name="T2">Reportedly, as per the ‘DCS: VR Optimization Guide’ by ‘Lukas S. / Wolta’, Jan 27, 2020, a value of ‘3’ is recommended for Pimax users, but testing has again shown little or no 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Untitled1" style:family="table-cell" style:parent-style-name="Good_20_-_20_Framerate"/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90.89pt" fo:page-height="841.69pt" style:num-format="1" style:print-orientation="landscape" style:scale-to="90%" style:writing-mode="lr-tb" style:print="charts drawings grid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9:16:26.012580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6:29:23.821000000</meta:creation-date>
    <dc:date>2020-02-04T19:21:10.903436314</dc:date>
    <meta:editing-duration>P1DT7H30M25S</meta:editing-duration>
    <meta:editing-cycles>419</meta:editing-cycles>
    <meta:generator>LibreOffice/6.1.5.2$Linux_X86_64 LibreOffice_project/10$Build-2</meta:generator>
    <meta:print-date>2020-01-05T21:45:08.798000000</meta:print-date>
    <meta:document-statistic meta:table-count="2" meta:cell-count="553" meta:object-count="0"/>
  </office:meta>
</office:document-meta>
</file>